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5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6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G&quot;" style:apply-style-name="Good" style:base-cell-address="HTTP.A4"/>
      <style:map style:condition="cell-content()=&quot;X&quot;" style:apply-style-name="Bad" style:base-cell-address="HTTP.A4"/>
      <style:map style:condition="cell-content()=&quot;I&quot;" style:apply-style-name="Neutral" style:base-cell-address="HTTP.A4"/>
      <style:map style:condition="cell-content()=&quot;...&quot;" style:apply-style-name="Light_20_Blue" style:base-cell-address="HTTP.A4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G&quot;" style:apply-style-name="Good" style:base-cell-address="HTTP.A4"/>
      <style:map style:condition="cell-content()=&quot;X&quot;" style:apply-style-name="Bad" style:base-cell-address="HTTP.A4"/>
      <style:map style:condition="cell-content()=&quot;I&quot;" style:apply-style-name="Neutral" style:base-cell-address="HTTP.A4"/>
      <style:map style:condition="cell-content()=&quot;...&quot;" style:apply-style-name="Light_20_Blue" style:base-cell-address="HTTP.A4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X&quot;" style:apply-style-name="Bad" style:base-cell-address="HTTP.B1"/>
      <style:map style:condition="cell-content()=&quot;G&quot;" style:apply-style-name="Good" style:base-cell-address="HTTP.B1"/>
      <style:map style:condition="cell-content()=&quot;I&quot;" style:apply-style-name="Neutral" style:base-cell-address="HTTP.B1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G&quot;" style:apply-style-name="Good" style:base-cell-address="HTTP.B1"/>
      <style:map style:condition="cell-content()=&quot;X&quot;" style:apply-style-name="Bad" style:base-cell-address="HTTP.B1"/>
      <style:map style:condition="cell-content()=&quot;I&quot;" style:apply-style-name="Neutral" style:base-cell-address="HTTP.B1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4" style:family="table-cell" style:parent-style-name="Good">
      <style:table-cell-properties style:text-align-source="fix" style:repeat-content="false"/>
      <style:paragraph-properties fo:text-align="center" fo:margin-left="0cm"/>
      <style:text-properties style:font-weight-asian="bold" style:font-weight-complex="bold"/>
    </style:style>
    <style:style style:name="ce35" style:family="table-cell" style:parent-style-name="Neutral">
      <style:table-cell-properties style:text-align-source="fix" style:repeat-content="false"/>
      <style:paragraph-properties fo:text-align="center" fo:margin-left="0cm"/>
      <style:text-properties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Bad">
      <style:table-cell-properties style:text-align-source="fix" style:repeat-content="false"/>
      <style:paragraph-properties fo:text-align="center" fo:margin-left="0cm"/>
      <style:text-properties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  <style:map style:condition="cell-content()=&quot;X&quot;" style:apply-style-name="Bad" style:base-cell-address="HTTP.B1"/>
      <style:map style:condition="cell-content()=&quot;G&quot;" style:apply-style-name="Good" style:base-cell-address="HTTP.B1"/>
      <style:map style:condition="cell-content()=&quot;I&quot;" style:apply-style-name="Neutral" style:base-cell-address="HTTP.B1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X&quot;" style:apply-style-name="Bad" style:base-cell-address="HTTP.B1"/>
      <style:map style:condition="cell-content()=&quot;G&quot;" style:apply-style-name="Good" style:base-cell-address="HTTP.B1"/>
      <style:map style:condition="cell-content()=&quot;I&quot;" style:apply-style-name="Neutral" style:base-cell-address="HTTP.B1"/>
    </style:style>
    <style:style style:name="ce41" style:family="table-cell" style:parent-style-name="Good">
      <style:table-cell-properties style:text-align-source="fix" style:repeat-content="false"/>
      <style:paragraph-properties fo:text-align="start" fo:margin-left="0cm"/>
      <style:text-properties style:font-weight-asian="bold" style:font-weight-complex="bold"/>
    </style:style>
    <style:style style:name="ce42" style:family="table-cell" style:parent-style-name="Neutral">
      <style:table-cell-properties style:text-align-source="fix" style:repeat-content="false"/>
      <style:paragraph-properties fo:text-align="start" fo:margin-left="0cm"/>
      <style:text-properties style:font-weight-asian="bold" style:font-weight-complex="bold"/>
    </style:style>
    <style:style style:name="ce44" style:family="table-cell" style:parent-style-name="Bad">
      <style:table-cell-properties style:text-align-source="fix" style:repeat-content="false"/>
      <style:paragraph-properties fo:text-align="start" fo:margin-left="0cm"/>
      <style:text-properties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G&quot;" style:apply-style-name="Good" style:base-cell-address="HTTPS.A4"/>
      <style:map style:condition="cell-content()=&quot;X&quot;" style:apply-style-name="Bad" style:base-cell-address="HTTPS.A4"/>
      <style:map style:condition="cell-content()=&quot;I&quot;" style:apply-style-name="Neutral" style:base-cell-address="HTTPS.A4"/>
      <style:map style:condition="cell-content()=&quot;...&quot;" style:apply-style-name="Light_20_Blue" style:base-cell-address="HTTPS.A4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X&quot;" style:apply-style-name="Bad" style:base-cell-address="HTTPS.B1"/>
      <style:map style:condition="cell-content()=&quot;G&quot;" style:apply-style-name="Good" style:base-cell-address="HTTPS.B1"/>
      <style:map style:condition="cell-content()=&quot;I&quot;" style:apply-style-name="Neutral" style:base-cell-address="HTTPS.B1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G&quot;" style:apply-style-name="Good" style:base-cell-address="HTTPS.B1"/>
      <style:map style:condition="cell-content()=&quot;X&quot;" style:apply-style-name="Bad" style:base-cell-address="HTTPS.B1"/>
      <style:map style:condition="cell-content()=&quot;I&quot;" style:apply-style-name="Neutral" style:base-cell-address="HTTPS.B1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G&quot;" style:apply-style-name="Good" style:base-cell-address="HTTPS.A4"/>
      <style:map style:condition="cell-content()=&quot;X&quot;" style:apply-style-name="Bad" style:base-cell-address="HTTPS.A4"/>
      <style:map style:condition="cell-content()=&quot;I&quot;" style:apply-style-name="Neutral" style:base-cell-address="HTTPS.A4"/>
      <style:map style:condition="cell-content()=&quot;...&quot;" style:apply-style-name="Light_20_Blue" style:base-cell-address="HTTPS.A4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X&quot;" style:apply-style-name="Bad" style:base-cell-address="HTTPS.B1"/>
      <style:map style:condition="cell-content()=&quot;G&quot;" style:apply-style-name="Good" style:base-cell-address="HTTPS.B1"/>
      <style:map style:condition="cell-content()=&quot;I&quot;" style:apply-style-name="Neutral" style:base-cell-address="HTTPS.B1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  <style:map style:condition="cell-content()=&quot;X&quot;" style:apply-style-name="Bad" style:base-cell-address="HTTPS.B1"/>
      <style:map style:condition="cell-content()=&quot;G&quot;" style:apply-style-name="Good" style:base-cell-address="HTTPS.B1"/>
      <style:map style:condition="cell-content()=&quot;I&quot;" style:apply-style-name="Neutral" style:base-cell-address="HTTPS.B1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X&quot;" style:apply-style-name="Bad" style:base-cell-address="HTTPS.B1"/>
      <style:map style:condition="cell-content()=&quot;G&quot;" style:apply-style-name="Good" style:base-cell-address="HTTPS.B1"/>
      <style:map style:condition="cell-content()=&quot;I&quot;" style:apply-style-name="Neutral" style:base-cell-address="HTTPS.B1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TTP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15"/>
        <table:table-column table:style-name="co2" table:number-columns-repeated="62" table:default-cell-style-name="ce26"/>
        <table:table-column table:style-name="co2" table:number-columns-repeated="960" table:default-cell-style-name="Default"/>
        <table:table-row table:style-name="ro1">
          <table:table-cell table:style-name="ce24" office:value-type="string" calcext:value-type="string">
            <text:p>Unique <text:span text:style-name="T1">HTTP</text:span> endoints tested with <text:a xlink:href="http://vlab.happybeing.com/" xlink:type="simple">http://vlab.happybeing.com</text:a>      Tests done with <text:span text:style-name="T1">CORS checks disabled </text:span>in the browser:</text:p>
          </table:table-cell>
          <table:table-cell table:number-columns-repeated="10"/>
          <table:table-cell table:style-name="ce24"/>
          <table:table-cell table:style-name="ce36"/>
          <table:table-cell table:number-columns-repeated="6"/>
          <table:table-cell table:style-name="ce27"/>
          <table:table-cell table:style-name="ce28"/>
          <table:table-cell table:number-columns-repeated="1003"/>
        </table:table-row>
        <table:table-row table:style-name="ro1">
          <table:table-cell table:style-name="ce24"/>
          <table:table-cell table:style-name="ce18"/>
          <table:table-cell office:value-type="string" calcext:value-type="string">
            <text:p>Checked using Firefox</text:p>
          </table:table-cell>
          <table:table-cell table:style-name="ce32" table:number-columns-repeated="5"/>
          <table:table-cell/>
          <table:table-cell table:style-name="ce33" office:value-type="string" calcext:value-type="string">
            <text:p>Endpoint Summary:</text:p>
          </table:table-cell>
          <table:table-cell table:style-name="ce34" office:value-type="string" calcext:value-type="string">
            <text:p>error: 500 Internal Server Error</text:p>
          </table:table-cell>
          <table:table-cell table:style-name="ce35" office:value-type="string" calcext:value-type="string">
            <text:p>I(nvalid)</text:p>
          </table:table-cell>
          <table:table-cell table:style-name="ce37" office:value-type="string" calcext:value-type="string">
            <text:p>X(fail)</text:p>
          </table:table-cell>
          <table:table-cell table:style-name="ce38" table:number-columns-repeated="2"/>
          <table:table-cell table:number-columns-repeated="4"/>
          <table:table-cell table:style-name="ce24"/>
          <table:table-cell table:number-columns-repeated="8"/>
          <table:table-cell table:style-name="ce24" office:value-type="string" calcext:value-type="string">
            <text:p>Key:</text:p>
          </table:table-cell>
          <table:table-cell table:style-name="ce41" office:value-type="string" calcext:value-type="string">
            <text:p>G(ood)</text:p>
          </table:table-cell>
          <table:table-cell table:style-name="ce42" office:value-type="string" calcext:value-type="string">
            <text:p>I(nvalid)</text:p>
          </table:table-cell>
          <table:table-cell table:style-name="ce44" office:value-type="string" calcext:value-type="string">
            <text:p>X(fail)</text:p>
          </table:table-cell>
          <table:table-cell table:number-columns-repeated="992"/>
        </table:table-row>
        <table:table-row table:style-name="ro1">
          <table:table-cell table:style-name="ce24"/>
          <table:table-cell table:number-columns-repeated="10"/>
          <table:table-cell table:style-name="ce24"/>
          <table:table-cell table:style-name="ce36"/>
          <table:table-cell table:number-columns-repeated="6"/>
          <table:table-cell table:style-name="ce27"/>
          <table:table-cell table:style-name="ce28"/>
          <table:table-cell table:number-columns-repeated="1003"/>
        </table:table-row>
        <table:table-row table:style-name="ro1">
          <table:table-cell table:style-name="ce12" office:value-type="string" calcext:value-type="string">
            <text:p>Endpoint URL</text:p>
          </table:table-cell>
          <table:table-cell table:style-name="ce19" office:value-type="string" calcext:value-type="string">
            <text:p>Summary</text:p>
          </table:table-cell>
          <table:table-cell table:style-name="ce12" office:value-type="string" calcext:value-type="string">
            <text:p>SPARQL Endpoint</text:p>
          </table:table-cell>
          <table:table-cell table:style-name="ce12" office:value-type="string" calcext:value-type="string">
            <text:p>Version</text:p>
          </table:table-cell>
          <table:table-cell table:style-name="ce12" office:value-type="string" calcext:value-type="string">
            <text:p>Turtle</text:p>
          </table:table-cell>
          <table:table-cell table:style-name="ce12" office:value-type="string" calcext:value-type="string">
            <text:p>XML</text:p>
          </table:table-cell>
          <table:table-cell table:style-name="ce12" office:value-type="string" calcext:value-type="string">
            <text:p>CSV</text:p>
          </table:table-cell>
          <table:table-cell table:style-name="ce12" office:value-type="string" calcext:value-type="string">
            <text:p>JSON</text:p>
          </table:table-cell>
          <table:table-cell table:style-name="ce12" office:value-type="string" calcext:value-type="string">
            <text:p>1.0 ASK[.]</text:p>
          </table:table-cell>
          <table:table-cell table:style-name="ce12" office:value-type="string" calcext:value-type="string">
            <text:p>1.0 CON[.]</text:p>
          </table:table-cell>
          <table:table-cell table:style-name="ce12" office:value-type="string" calcext:value-type="string">
            <text:p>1.0 CON[JOIN]</text:p>
          </table:table-cell>
          <table:table-cell table:style-name="ce12" office:value-type="string" calcext:value-type="string">
            <text:p>1.0 CON[OPT]</text:p>
          </table:table-cell>
          <table:table-cell table:style-name="ce12" office:value-type="string" calcext:value-type="string">
            <text:p>1.1 ASK[FIL(!IN)]</text:p>
          </table:table-cell>
          <table:table-cell table:style-name="ce12" office:value-type="string" calcext:value-type="string">
            <text:p>1.1 CON-[.]</text:p>
          </table:table-cell>
          <table:table-cell table:style-name="ce12" office:value-type="string" calcext:value-type="string">
            <text:p>1.1 SEL[AVG]</text:p>
          </table:table-cell>
          <table:table-cell table:style-name="ce12" office:value-type="string" calcext:value-type="string">
            <text:p>1.1 SEL[BIND]</text:p>
          </table:table-cell>
          <table:table-cell table:style-name="ce12" office:value-type="string" calcext:value-type="string">
            <text:p>1.1 SEL[FIL(!EXISTS)]</text:p>
          </table:table-cell>
          <table:table-cell table:style-name="ce12" office:value-type="string" calcext:value-type="string">
            <text:p>SPARQL v1.0</text:p>
          </table:table-cell>
          <table:table-cell table:style-name="ce12" office:value-type="string" calcext:value-type="string">
            <text:p>SPARQL v1.1</text:p>
          </table:table-cell>
          <table:table-cell table:style-name="ce12" office:value-type="string" calcext:value-type="string">
            <text:p># triples</text:p>
          </table:table-cell>
          <table:table-cell table:style-name="ce12" office:value-type="string" calcext:value-type="string">
            <text:p># classes</text:p>
          </table:table-cell>
          <table:table-cell table:style-name="ce12" office:value-type="string" calcext:value-type="string">
            <text:p># properties</text:p>
          </table:table-cell>
          <table:table-cell table:style-name="ce12" office:value-type="string" calcext:value-type="string">
            <text:p># subjects</text:p>
          </table:table-cell>
          <table:table-cell table:style-name="ce12" office:value-type="string" calcext:value-type="string">
            <text:p># objects</text:p>
          </table:table-cell>
          <table:table-cell table:style-name="ce12" office:value-type="string" calcext:value-type="string">
            <text:p>Class Partitions</text:p>
          </table:table-cell>
          <table:table-cell table:style-name="ce12" office:value-type="string" calcext:value-type="string">
            <text:p>C Partition # triples</text:p>
          </table:table-cell>
          <table:table-cell table:style-name="ce12" office:value-type="string" calcext:value-type="string">
            <text:p>C Partition # classes</text:p>
          </table:table-cell>
          <table:table-cell table:style-name="ce12" office:value-type="string" calcext:value-type="string">
            <text:p>C Partition # predicates</text:p>
          </table:table-cell>
          <table:table-cell table:style-name="ce12" office:value-type="string" calcext:value-type="string">
            <text:p>C Partition # subjects</text:p>
          </table:table-cell>
          <table:table-cell table:style-name="ce12" office:value-type="string" calcext:value-type="string">
            <text:p>C Partition # objects</text:p>
          </table:table-cell>
          <table:table-cell table:style-name="ce12" office:value-type="string" calcext:value-type="string">
            <text:p>Property Partitions</text:p>
          </table:table-cell>
          <table:table-cell table:style-name="ce12" office:value-type="string" calcext:value-type="string">
            <text:p>P Partition # tripes</text:p>
          </table:table-cell>
          <table:table-cell table:style-name="ce12" office:value-type="string" calcext:value-type="string">
            <text:p>P Partition # subjects</text:p>
          </table:table-cell>
          <table:table-cell table:style-name="ce12" office:value-type="string" calcext:value-type="string">
            <text:p>P Partition # objects</text:p>
          </table:table-cell>
          <table:table-cell table:style-name="ce12" office:value-type="string" calcext:value-type="string">
            <text:p>PP's by Class</text:p>
          </table:table-cell>
          <table:table-cell table:style-name="ce12" office:value-type="string" calcext:value-type="string">
            <text:p># triples w C as Pred.</text:p>
          </table:table-cell>
          <table:table-cell table:style-name="ce12" office:value-type="string" calcext:value-type="string">
            <text:p># subjects in C/P/T</text:p>
          </table:table-cell>
          <table:table-cell table:style-name="ce12" office:value-type="string" calcext:value-type="string">
            <text:p># objects in C/P/T</text:p>
          </table:table-cell>
          <table:table-cell table:style-name="ce12" office:value-type="string" calcext:value-type="string">
            <text:p>QF1</text:p>
          </table:table-cell>
          <table:table-cell table:style-name="ce12" office:value-type="string" calcext:value-type="string">
            <text:p>QF2</text:p>
          </table:table-cell>
          <table:table-cell table:style-name="ce12" office:value-type="string" calcext:value-type="string">
            <text:p>QF3</text:p>
          </table:table-cell>
          <table:table-cell table:style-name="ce12" office:value-type="string" calcext:value-type="string">
            <text:p>QF4</text:p>
          </table:table-cell>
          <table:table-cell table:style-name="ce12" office:value-type="string" calcext:value-type="string">
            <text:p>QF5</text:p>
          </table:table-cell>
          <table:table-cell table:style-name="ce12" office:value-type="string" calcext:value-type="string">
            <text:p>QF6</text:p>
          </table:table-cell>
          <table:table-cell table:style-name="ce12" office:value-type="string" calcext:value-type="string">
            <text:p>QF7</text:p>
          </table:table-cell>
          <table:table-cell table:style-name="ce12" office:value-type="string" calcext:value-type="string">
            <text:p>QF8</text:p>
          </table:table-cell>
          <table:table-cell table:style-name="ce12" office:value-type="string" calcext:value-type="string">
            <text:p>QF9</text:p>
          </table:table-cell>
          <table:table-cell table:style-name="ce12" office:value-type="string" calcext:value-type="string">
            <text:p>QF10</text:p>
          </table:table-cell>
          <table:table-cell table:style-name="ce12" office:value-type="string" calcext:value-type="string">
            <text:p>Custom Query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canlink.library.ualberta.ca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canlink.library.ualberta.ca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os.bcn.cl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os.bcn.cl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imgpedia.dcc.uchile.cl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imgpedia.dcc.uchile.cl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2" table:style-name="ce12" office:value-type="string" calcext:value-type="string">
            <text:p>yes Ttl</text:p>
          </table:table-cell>
          <table:table-cell table:style-name="ce12" office:value-type="string" calcext:value-type="string">
            <text:p>error: network DNS or CORS</text:p>
          </table:table-cell>
          <table:table-cell table:number-columns-repeated="8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.imagesnippets.com/sparql/images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ww.imagesnippets.com</text:p>
          </table:table-cell>
          <table:table-cell table:style-name="ce12" office:value-type="string" calcext:value-type="string">
            <text:p>error 404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inkedlifedata.com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linkedlifedata.com</text:p>
          </table:table-cell>
          <table:table-cell table:style-name="ce12" office:value-type="string" calcext:value-type="string">
            <text:p>error 500</text:p>
          </table:table-cell>
          <table:table-cell table:style-name="ce12" office:value-type="string" calcext:value-type="string">
            <text:p>error: 500 Internal Server Error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500 Internal Server Error</text:p>
          </table:table-cell>
          <table:table-cell table:style-name="ce12" office:value-type="string" calcext:value-type="string">
            <text:p>error: SyntaxError Json</text:p>
          </table:table-cell>
          <table:table-cell table:number-columns-repeated="11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bpedia-live.openlinksw.com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bpedia-live.openlinksw.com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emo.openlinksw.com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emo.openlinksw.com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od.openlinksw.com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lod.openlinksw.com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error: 500 SPARQL Request Failed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error: 500 SPARQL Request Failed</text:p>
          </table:table-cell>
          <table:table-cell table:number-columns-repeated="5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cm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acm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biolit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biolit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budapest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budapest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citeseer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citeseer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cordis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cordis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courseware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courseware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crime.rkbexplorer.com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crime.rkbexplorer.com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no: got X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crm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crm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curriculum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curriculum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rmstadt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rmstadt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blp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blp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eepblue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eepblue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eploy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eploy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8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igitaleconomy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igitaleconomy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otac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otac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eprints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eprints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epsrc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epsrc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era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era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eurecom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eurecom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2"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foreign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foreign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ft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ft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ibm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ibm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<text:s/>Unmatched closing tag XML</text:p>
          </table:table-cell>
          <table:table-cell table:number-columns-repeated="11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ieee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ieee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irit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irit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<text:s/>Unmatched closing tag XML</text:p>
          </table:table-cell>
          <table:table-cell table:number-columns-repeated="11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italy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italy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2"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7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jisc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jisc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kaunas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kaunas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9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kisti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kisti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aas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laas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isbon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lisbon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newcastle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newcastle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3" table:style-name="ce12" office:value-type="string" calcext:value-type="string">
            <text:p>error: <text:s/>Unmatched closing tag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nsf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nsf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2"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oai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oai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2" table:style-name="ce12" office:value-type="string" calcext:value-type="string">
            <text:p>error: <text:s/>Unmatched closing tag XML</text:p>
          </table:table-cell>
          <table:table-cell table:number-columns-repeated="2" table:style-name="ce12" office:value-type="string" calcext:value-type="string">
            <text:p>no: got XML</text:p>
          </table:table-cell>
          <table:table-cell table:number-columns-repeated="2" table:style-name="ce12" office:value-type="string" calcext:value-type="string">
            <text:p>error: Unexpected response type HTML</text:p>
          </table:table-cell>
          <table:table-cell table:number-columns-repeated="9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os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os.rkbexplorer.com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error: <text:s/>Unmatched closing tag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3" table:style-name="ce12" office:value-type="string" calcext:value-type="string">
            <text:p>error: <text:s/>Unmatched closing tag XML</text:p>
          </table:table-cell>
          <table:table-cell table:number-columns-repeated="4"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pisa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pisa.rkbexplorer.com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error: <text:s/>Unmatched closing tag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number-columns-repeated="2" table:style-name="ce12" office:value-type="string" calcext:value-type="string">
            <text:p>error: Unexpected response type HTML</text:p>
          </table:table-cell>
          <table:table-cell table:number-columns-repeated="2"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7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rae2001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rae2001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3" table:style-name="ce12" office:value-type="string" calcext:value-type="string">
            <text:p>error: <text:s/>Unmatched closing tag XML</text:p>
          </table:table-cell>
          <table:table-cell table:number-columns-repeated="2" table:style-name="ce12" office:value-type="string" calcext:value-type="string">
            <text:p>error: Unexpected response type HT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resex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resex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4"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risks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risks.rkbexplorer.com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error: <text:s/>Unmatched closing tag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<text:s/>Unmatched closing tag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roma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roma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2" table:style-name="ce12" office:value-type="string" calcext:value-type="string">
            <text:p>error: <text:s/>Unmatched closing tag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style-name="ce12" office:value-type="string" calcext:value-type="string">
            <text:p>error: <text:s/>Unmatched closing tag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9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roni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roni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eek.rkbexplorer.com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eek.rkbexplorer.com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no: got X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outhampton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outhampton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ulm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ulm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unlocode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unlocode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void.rkbexplorer.com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void.rkbexplorer.com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style-name="ce12" office:value-type="string" calcext:value-type="string">
            <text:p>error: <text:s/>Unmatched closing tag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ebconf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ebconf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ebscience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ebscience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2"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7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iki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iki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ordnet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ordnet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open.salzburgerland.com/it/entity/austria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open.salzburgerland.com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no: got X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open.salzburgerland.com/en/entity/salzach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open.salzburgerland.com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no: got X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open.salzburgerland.com/de/entity/bezirk_st-_johann_im_pongau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open.salzburgerland.com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no: got X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uriburner.com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uriburner.com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inkeddata.uriburner.com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linkeddata.uriburner.com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.lotico.com:3030/lotico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ww.lotico.com:3030</text:p>
          </table:table-cell>
          <table:table-cell table:style-name="ce12" office:value-type="string" calcext:value-type="string">
            <text:p>...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number-columns-repeated="2" table:style-name="ce12" office:value-type="string" calcext:value-type="string">
            <text:p>yes Json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Json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.lotico.com:3030/lotico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ww.lotico.com:3030</text:p>
          </table:table-cell>
          <table:table-cell table:style-name="ce12" office:value-type="string" calcext:value-type="string">
            <text:p>error 404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number-columns-repeated="2" table:style-name="ce12" office:value-type="string" calcext:value-type="string">
            <text:p>yes Json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Json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onto.fel.cvut.cz/rdf4j-server/repositories/ufo-current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onto.fel.cvut.cz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406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6 406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onto.fel.cvut.cz/ontologies/ufo/kind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onto.fel.cvut.cz</text:p>
          </table:table-cell>
          <table:table-cell table:style-name="ce12" office:value-type="string" calcext:value-type="string">
            <text:p>1.0 (inferred) application/x-turtle</text:p>
          </table:table-cell>
          <table:table-cell table:style-name="ce12" office:value-type="string" calcext:value-type="string">
            <text:p>error: Unexpected response type application/x-turt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406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od.b3kat.de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lod.b3kat.de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2" table:style-name="ce12" office:value-type="string" calcext:value-type="string">
            <text:p>error: 502 Proxy Error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error: 502 Proxy Error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502 Proxy Error</text:p>
          </table:table-cell>
          <table:table-cell table:number-columns-repeated="2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ifo5-04.informatik.uni-mannheim.de/drugbank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ifo5-04.informatik.uni-mannheim.de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number-columns-repeated="4" table:style-name="ce12" office:value-type="string" calcext:value-type="string">
            <text:p>yes XML</text:p>
          </table:table-cell>
          <table:table-cell table:number-columns-repeated="5" table:style-name="ce12" office:value-type="string" calcext:value-type="string">
            <text:p>error: 400 Parse error</text:p>
          </table:table-cell>
          <table:table-cell table:number-columns-repeated="2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extbi.lab.aau.dk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extbi.lab.aau.dk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erendipity.utpl.edu.ec/lod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erendipity.utpl.edu.ec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error: network DNS or CORS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error: network DNS or CORS</text:p>
          </table:table-cell>
          <table:table-cell table:number-columns-repeated="6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vocab.getty.edu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vocab.getty.edu</text:p>
          </table:table-cell>
          <table:table-cell table:style-name="ce12" office:value-type="string" calcext:value-type="string">
            <text:p>error 500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error: SyntaxError Json</text:p>
          </table:table-cell>
          <table:table-cell table:number-columns-repeated="11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edan.si.edu/saam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edan.si.edu</text:p>
          </table:table-cell>
          <table:table-cell table:style-name="ce12" office:value-type="string" calcext:value-type="string">
            <text:p>error 404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vulcan.cs.uga.edu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vulcan.cs.uga.edu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opendata.aragon.es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opendata.aragon.es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os.bne.es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os.bne.es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number-columns-repeated="2"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2"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eudbpedia.deusto.es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eudbpedia.deusto.es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ps.morelab.deusto.es/labman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apps.morelab.deusto.es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os.gob.es/virtuoso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os.gob.es</text:p>
          </table:table-cell>
          <table:table-cell table:style-name="ce12" office:value-type="string" calcext:value-type="string">
            <text:p>error 404</text:p>
          </table:table-cell>
          <table:table-cell table:number-columns-repeated="2" table:style-name="ce12" office:value-type="string" calcext:value-type="string">
            <text:p>no: got CSV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no: got CSV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.icane.es/opendata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ww.icane.es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inkeddata.es/resource/ldqm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linkeddata.es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emet.linkeddata.es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aemet.linkeddata.es</text:p>
          </table:table-cell>
          <table:table-cell table:style-name="ce12" office:value-type="string" calcext:value-type="string">
            <text:p>error 406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6 Unacceptable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number-columns-repeated="2"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crtm.linkeddata.es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crtm.linkeddata.es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2" table:style-name="ce12" office:value-type="string" calcext:value-type="string">
            <text:p>yes Ttl</text:p>
          </table:table-cell>
          <table:table-cell table:style-name="ce12" office:value-type="string" calcext:value-type="string">
            <text:p>error: 500 SPARQL Request Failed</text:p>
          </table:table-cell>
          <table:table-cell table:number-columns-repeated="8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cultura.linkeddata.es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cultura.linkeddata.es</text:p>
          </table:table-cell>
          <table:table-cell table:style-name="ce12" office:value-type="string" calcext:value-type="string">
            <text:p>error 406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6 Unacceptable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number-columns-repeated="2"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farolas.linkeddata.es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farolas.linkeddata.es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geo.linkeddata.es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geo.linkeddata.es</text:p>
          </table:table-cell>
          <table:table-cell table:style-name="ce12" office:value-type="string" calcext:value-type="string">
            <text:p>error 406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6 Unacceptable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number-columns-repeated="2"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inguistic.linkeddata.es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linguistic.linkeddata.es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inguistic.linkeddata.es/terminesp/sparql-editor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linguistic.linkeddata.es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ebenemasuno.linkeddata.es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ebenemasuno.linkeddata.es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id.sgcb.mcu.es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id.sgcb.mcu.es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6"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error: Unexpected response type HT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kos.um.es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kos.um.es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.zaragoza.es/turruta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ww.zaragoza.es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error: 500 Internal Server Error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500 Internal Server Error</text:p>
          </table:table-cell>
          <table:table-cell table:style-name="ce12" office:value-type="string" calcext:value-type="string">
            <text:p>no: got XML</text:p>
          </table:table-cell>
          <table:table-cell table:number-columns-repeated="2"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500 Internal Server Error</text:p>
          </table:table-cell>
          <table:table-cell table:style-name="ce12" office:value-type="string" calcext:value-type="string">
            <text:p>yes XML</text:p>
          </table:table-cell>
          <table:table-cell table:number-columns-repeated="5" table:style-name="ce12" office:value-type="string" calcext:value-type="string">
            <text:p>error: Unexpected response type HTML</text:p>
          </table:table-cell>
          <table:table-cell table:number-columns-repeated="2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igital-agenda-data.eu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igital-agenda-data.eu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emantic.eea.europa.eu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emantic.eea.europa.eu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cr.eionet.europa.eu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cr.eionet.europa.eu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publications.europa.eu/webapi/rdf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publications.europa.eu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parql.europeana.eu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parql.europeana.eu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2" table:style-name="ce12" office:value-type="string" calcext:value-type="string">
            <text:p>yes Ttl</text:p>
          </table:table-cell>
          <table:table-cell table:style-name="ce12" office:value-type="string" calcext:value-type="string">
            <text:p>error: 500 SPARQL Request Failed</text:p>
          </table:table-cell>
          <table:table-cell table:number-columns-repeated="8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od.euscreen.eu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lod.euscreen.eu</text:p>
          </table:table-cell>
          <table:table-cell table:style-name="ce12" office:value-type="string" calcext:value-type="string">
            <text:p>error 404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number-columns-repeated="2" table:style-name="ce12" office:value-type="string" calcext:value-type="string">
            <text:p>yes Json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Json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premon.fbk.eu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premon.fbk.eu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parql.lynx-project.eu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parql.lynx-project.eu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plan4all.eu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plan4all.eu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zbw.eu/beta/sparql/stw/query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zbw.eu</text:p>
          </table:table-cell>
          <table:table-cell table:style-name="ce12" office:value-type="string" calcext:value-type="string">
            <text:p>error 404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number-columns-repeated="2" table:style-name="ce12" office:value-type="string" calcext:value-type="string">
            <text:p>yes Json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Json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9" office:value-type="string" calcext:value-type="string">
            <text:p>http://ldf.fi/warsa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1.1 (inferred) Ttl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9" office:value-type="string" calcext:value-type="string">
            <text:p>http://ldf.fi/ww1lod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1.1 (inferred) Ttl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9" office:value-type="string" calcext:value-type="string">
            <text:p>http://ldf.fi/mufi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error 404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9" office:value-type="string" calcext:value-type="string">
            <text:p>http://ldf.fi/dbpedia-fi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error 404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9" office:value-type="string" calcext:value-type="string">
            <text:p>http://ldf.fi/wordnet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1.1 (inferred) Ttl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9" office:value-type="string" calcext:value-type="string">
            <text:p>http://ldf.fi/folklore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error 404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9" office:value-type="string" calcext:value-type="string">
            <text:p>http://ldf.fi/kirjasampo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error 404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9" office:value-type="string" calcext:value-type="string">
            <text:p>http://ldf.fi/mmm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1.1 (inferred) Ttl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9" office:value-type="string" calcext:value-type="string">
            <text:p>http://ldf.fi/narc-sotasurmat1914-22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1.1 (inferred) Ttl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9" office:value-type="string" calcext:value-type="string">
            <text:p>http://ldf.fi/narc-luovutetut1939-55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1.1 (inferred) Ttl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9" office:value-type="string" calcext:value-type="string">
            <text:p>http://ldf.fi/siso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1.1 (inferred) Ttl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9" office:value-type="string" calcext:value-type="string">
            <text:p>http://ldf.fi/nbf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error 404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9" office:value-type="string" calcext:value-type="string">
            <text:p>http://ldf.fi/finlex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error 404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9" office:value-type="string" calcext:value-type="string">
            <text:p>http://ldf.fi/pnr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error 404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9" office:value-type="string" calcext:value-type="string">
            <text:p>http://ldf.fi/kotus-names-archive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1.1 (inferred) Ttl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9" office:value-type="string" calcext:value-type="string">
            <text:p>http://ldf.fi/loa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error 404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9" office:value-type="string" calcext:value-type="string">
            <text:p>http://ldf.fi/tiira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error 404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9" office:value-type="string" calcext:value-type="string">
            <text:p>http://ldf.fi/halias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error 404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9" office:value-type="string" calcext:value-type="string">
            <text:p>http://ldf.fi/onki-light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error 404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9" office:value-type="string" calcext:value-type="string">
            <text:p>http://ldf.fi/agents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error 404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9" office:value-type="string" calcext:value-type="string">
            <text:p>http://ldf.fi/places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error 404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9" office:value-type="string" calcext:value-type="string">
            <text:p>http://ldf.fi/poi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error 404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9" office:value-type="string" calcext:value-type="string">
            <text:p>http://ldf.fi/media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1.1 (inferred) Ttl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9" office:value-type="string" calcext:value-type="string">
            <text:p>http://ldf.fi/russaro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1.1 (inferred) Ttl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9" office:value-type="string" calcext:value-type="string">
            <text:p>http://ldf.fi/drs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1.1 (inferred) Ttl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9" office:value-type="string" calcext:value-type="string">
            <text:p>http://sparql.archives-ouvertes.fr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sparql.archives-ouvertes.fr</text:p>
          </table:table-cell>
          <table:table-cell table:style-name="ce19" office:value-type="string" calcext:value-type="string">
            <text:p>1.1 (inferred) Ttl</text:p>
          </table:table-cell>
          <table:table-cell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style-name="ce19" office:value-type="string" calcext:value-type="string">
            <text:p>yes Json</text:p>
          </table:table-cell>
          <table:table-cell table:number-columns-repeated="11" table:style-name="ce19" office:value-type="string" calcext:value-type="string">
            <text:p>yes Ttl</text:p>
          </table:table-cell>
          <table:table-cell table:number-columns-repeated="30" table:style-name="ce19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bnf.f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bnf.fr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id.eaufrance.f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id.eaufrance.fr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eventmedia.eurecom.f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eventmedia.eurecom.fr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idref.f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idref.fr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parql.lri.f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parql.lri.fr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persee.f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persee.fr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.rechercheisidore.f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ww.rechercheisidore.fr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parql.southgreen.fr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parql.southgreen.fr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opendata1.opendata.u-psud.f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opendata1.opendata.u-psud.fr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id.nlm.nih.gov/mesh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id.nlm.nih.gov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error: Reported text/plain is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error: Reported text/plain is XML</text:p>
          </table:table-cell>
          <table:table-cell table:style-name="ce12" office:value-type="string" calcext:value-type="string">
            <text:p>error: Unexpected response type text/plain</text:p>
          </table:table-cell>
          <table:table-cell table:style-name="ce12" office:value-type="string" calcext:value-type="string">
            <text:p>error: Reported text/plain is XML</text:p>
          </table:table-cell>
          <table:table-cell table:style-name="ce12" office:value-type="string" calcext:value-type="string">
            <text:p>error: Unexpected response type text/plain</text:p>
          </table:table-cell>
          <table:table-cell table:style-name="ce12" office:value-type="string" calcext:value-type="string">
            <text:p>error: Reported text/plain is XML</text:p>
          </table:table-cell>
          <table:table-cell table:style-name="ce12" office:value-type="string" calcext:value-type="string">
            <text:p>error: Unexpected response type text/plain</text:p>
          </table:table-cell>
          <table:table-cell table:number-columns-repeated="5" table:style-name="ce12" office:value-type="string" calcext:value-type="string">
            <text:p>error: Reported text/plain i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riadne-registry.dcu.gr:8890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ariadne-registry.dcu.gr:8890</text:p>
          </table:table-cell>
          <table:table-cell table:style-name="ce12" office:value-type="string" calcext:value-type="string">
            <text:p>error 406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number-columns-repeated="2"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2"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edit.elte.hu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edit.elte.hu</text:p>
          </table:table-cell>
          <table:table-cell table:style-name="ce12" office:value-type="string" calcext:value-type="string">
            <text:p>error 404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no: got X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etaria.oszk.hu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etaria.oszk.hu</text:p>
          </table:table-cell>
          <table:table-cell table:style-name="ce12" office:value-type="string" calcext:value-type="string">
            <text:p>error 406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number-columns-repeated="2"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2"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szepmuveszeti.hu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szepmuveszeti.hu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od.sztaki.hu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lod.sztaki.hu</text:p>
          </table:table-cell>
          <table:table-cell table:style-name="ce12" office:value-type="string" calcext:value-type="string">
            <text:p>error 406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error: 500 SPARQL Request Failed</text:p>
          </table:table-cell>
          <table:table-cell table:style-name="ce12" office:value-type="string" calcext:value-type="string">
            <text:p>yes Ttl</text:p>
          </table:table-cell>
          <table:table-cell table:number-columns-repeated="2"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2"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logainm.ie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logainm.ie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rvgal78.deri.ie:8004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rvgal78.deri.ie:8004</text:p>
          </table:table-cell>
          <table:table-cell table:style-name="ce12" office:value-type="string" calcext:value-type="string">
            <text:p>1.1 (inferred) Ttl</text:p>
          </table:table-cell>
          <table:table-cell table:number-columns-repeated="8"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4"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...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wordlift.io/wl0215/entity/wordpress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wordlift.io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no: got X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wordlift.io/wl0345/entity/lisa_l-_trager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wordlift.io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no: got X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wordlift.io/wl0164/entity/schottland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wordlift.io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no: got X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wordlift.io/wl0216/entity/matt_mullenweg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wordlift.io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no: got X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wordlift.io/wl0169/entity/thailand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wordlift.io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no: got X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i.beniculturali.it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i.beniculturali.it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i.camera.it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i.camera.it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cnr.it/sparql-proxy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cnr.i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i.isprambiente.it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i.isprambiente.it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i.isma.roma.it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i.isma.roma.it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i.senato.it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i.senato.it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number-columns-repeated="2"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2"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inkeddata.ge.imati.cnr.it:8890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linkeddata.ge.imati.cnr.it:8890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number-columns-repeated="2"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2"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tted.jp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atted.jp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allie.dbcls.jp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allie.dbcls.jp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colil.dbcls.jp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colil.dbcls.jp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sd.dbcls.jp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lsd.dbcls.jp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.genome.jp/sparql/linkdb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ww.genome.jp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integbio.jp/rdf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integbio.jp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2" table:style-name="ce12" office:value-type="string" calcext:value-type="string">
            <text:p>yes Ttl</text:p>
          </table:table-cell>
          <table:table-cell table:style-name="ce12" office:value-type="string" calcext:value-type="string">
            <text:p>error: 502 Proxy Error</text:p>
          </table:table-cell>
          <table:table-cell table:number-columns-repeated="8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kdata.kr/sparql/endpoint.jsp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kdata.kr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Reported 'none' is Json</text:p>
          </table:table-cell>
          <table:table-cell table:style-name="ce12" office:value-type="string" calcext:value-type="string">
            <text:p>error: Reported text/xml is XML</text:p>
          </table:table-cell>
          <table:table-cell table:style-name="ce12" office:value-type="string" calcext:value-type="string">
            <text:p>...</text:p>
          </table:table-cell>
          <table:table-cell table:style-name="ce12" office:value-type="string" calcext:value-type="string">
            <text:p>error: Reported text/xml is XML</text:p>
          </table:table-cell>
          <table:table-cell table:style-name="ce12" office:value-type="string" calcext:value-type="string">
            <text:p>error: Reported 'none' is Json</text:p>
          </table:table-cell>
          <table:table-cell table:style-name="ce12" office:value-type="string" calcext:value-type="string">
            <text:p>error: Reported text/xml is XML</text:p>
          </table:table-cell>
          <table:table-cell table:style-name="ce12" office:value-type="string" calcext:value-type="string">
            <text:p>...</text:p>
          </table:table-cell>
          <table:table-cell table:number-columns-repeated="2" table:style-name="ce12" office:value-type="string" calcext:value-type="string">
            <text:p>error: 400 Bad Request</text:p>
          </table:table-cell>
          <table:table-cell table:number-columns-repeated="2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legilux.public.lu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legilux.public.lu</text:p>
          </table:table-cell>
          <table:table-cell table:style-name="ce12" office:value-type="string" calcext:value-type="string">
            <text:p>error 406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ociallink.futuro.media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ociallink.futuro.media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number-columns-repeated="3" table:style-name="ce12" office:value-type="string" calcext:value-type="string">
            <text:p>error: 406 Unaccept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biordf.net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biordf.net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number-columns-repeated="2"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number-columns-repeated="5"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ring.ciard.net/sparql1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ring.ciard.net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number-columns-repeated="2"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yes Json</text:p>
          </table:table-cell>
          <table:table-cell table:number-columns-repeated="2"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laska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alaska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cau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cau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ccny-cuny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ccny-cuny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cdrewu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cdrewu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famu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famu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harvard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harvard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hawaii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hawaii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howard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howard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hunter-cuny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hunter-cuny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jsu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jsu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meharry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meharry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montana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montana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msm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msm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ohsu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ohsu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psm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psm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tsu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tsu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tuskegee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tuskegee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uccaribe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uccaribe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upr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upr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utep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utep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utsa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utsa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xula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xula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opencitations.net/index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opencitations.net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.orpha.net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ww.orpha.net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bibliotheken.nl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bibliotheken.nl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utchshipsandsailors.nl/data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utchshipsandsailors.nl</text:p>
          </table:table-cell>
          <table:table-cell table:style-name="ce12" office:value-type="string" calcext:value-type="string">
            <text:p>error 500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emanticweb.cs.vu.nl/dss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emanticweb.cs.vu.nl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emanticweb.cs.vu.nl/verrijktkoninkrijk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emanticweb.cs.vu.nl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emanticweb.cs.vu.nl/iati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emanticweb.cs.vu.nl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ksw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aksw.org</text:p>
          </table:table-cell>
          <table:table-cell table:style-name="ce12" office:value-type="string" calcext:value-type="string">
            <text:p>1.0 (inferred) XML</text:p>
          </table:table-cell>
          <table:table-cell table:number-columns-repeated="4" table:style-name="ce12" office:value-type="string" calcext:value-type="string">
            <text:p>error: 400 Bad Request</text:p>
          </table:table-cell>
          <table:table-cell table:number-columns-repeated="9"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inkedspending.aksw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linkedspending.aksw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americanartcollaborative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americanartcollaborative.org</text:p>
          </table:table-cell>
          <table:table-cell table:style-name="ce12" office:value-type="string" calcext:value-type="string">
            <text:p>error 404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number-columns-repeated="2" table:style-name="ce12" office:value-type="string" calcext:value-type="string">
            <text:p>yes Json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Json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betweenourworlds.org/latest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betweenourworlds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number-columns-repeated="3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bio2rdf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bio2rdf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2" table:style-name="ce12" office:value-type="string" calcext:value-type="string">
            <text:p>yes Ttl</text:p>
          </table:table-cell>
          <table:table-cell table:style-name="ce12" office:value-type="string" calcext:value-type="string">
            <text:p>error: network DNS or CORS</text:p>
          </table:table-cell>
          <table:table-cell table:number-columns-repeated="8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caligraph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caligraph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2" table:style-name="ce12" office:value-type="string" calcext:value-type="string">
            <text:p>yes Ttl</text:p>
          </table:table-cell>
          <table:table-cell table:style-name="ce12" office:value-type="string" calcext:value-type="string">
            <text:p>error: 500 SPARQL Request Failed</text:p>
          </table:table-cell>
          <table:table-cell table:number-columns-repeated="8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colinda.org/endpoint.php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colinda.org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colinda.org/endpoint.php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colinda.org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number-columns-repeated="2"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yes Json</text:p>
          </table:table-cell>
          <table:table-cell table:number-columns-repeated="2"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bpedia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bpedia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2" table:style-name="ce12" office:value-type="string" calcext:value-type="string">
            <text:p>yes Ttl</text:p>
          </table:table-cell>
          <table:table-cell table:style-name="ce12" office:value-type="string" calcext:value-type="string">
            <text:p>error: 500 SPARQL Request Failed</text:p>
          </table:table-cell>
          <table:table-cell table:number-columns-repeated="8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e.dbpedia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e.dbpedia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el.dbpedia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el.dbpedia.org</text:p>
          </table:table-cell>
          <table:table-cell table:style-name="ce12" office:value-type="string" calcext:value-type="string">
            <text:p>error 406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number-columns-repeated="2"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2"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es.dbpedia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es.dbpedia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eu.dbpedia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eu.dbpedia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fr.dbpedia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fr.dbpedia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ja.dbpedia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ja.dbpedia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ive.dbpedia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live.dbpedia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nl.dbpedia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nl.dbpedia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pt.dbpedia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pt.dbpedia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2" table:style-name="ce12" office:value-type="string" calcext:value-type="string">
            <text:p>yes Ttl</text:p>
          </table:table-cell>
          <table:table-cell table:style-name="ce12" office:value-type="string" calcext:value-type="string">
            <text:p>error: 403 Forbidden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error: 403 Forbidden</text:p>
          </table:table-cell>
          <table:table-cell table:style-name="ce12" office:value-type="string" calcext:value-type="string">
            <text:p>yes Ttl</text:p>
          </table:table-cell>
          <table:table-cell table:number-columns-repeated="3" table:style-name="ce12" office:value-type="string" calcext:value-type="string">
            <text:p>error: 403 Forbidden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btune.org/jamendo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btune.org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btune.org/bbc/peel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btune.org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btune.org/musicbrainz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btune.org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number-columns-repeated="8"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btune.org/magnatune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btune.org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btune.org/classical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btune.org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number-columns-repeated="8" table:style-name="ce12" office:value-type="string" calcext:value-type="string">
            <text:p>error: network DNS or CORS</text:p>
          </table:table-cell>
          <table:table-cell table:number-columns-repeated="3" table:style-name="ce12" office:value-type="string" calcext:value-type="string">
            <text:p>...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rdf.disgenet.org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rdf.disgenet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rdf.disgenet.org/lodesta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rdf.disgenet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error: Reported text/plain is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error: Reported text/plain is XML</text:p>
          </table:table-cell>
          <table:table-cell table:style-name="ce12" office:value-type="string" calcext:value-type="string">
            <text:p>error: Unexpected response type text/plain</text:p>
          </table:table-cell>
          <table:table-cell table:style-name="ce12" office:value-type="string" calcext:value-type="string">
            <text:p>error: Reported text/plain is XML</text:p>
          </table:table-cell>
          <table:table-cell table:style-name="ce12" office:value-type="string" calcext:value-type="string">
            <text:p>error: Unexpected response type text/plain</text:p>
          </table:table-cell>
          <table:table-cell table:style-name="ce12" office:value-type="string" calcext:value-type="string">
            <text:p>error: Reported text/plain is XML</text:p>
          </table:table-cell>
          <table:table-cell table:style-name="ce12" office:value-type="string" calcext:value-type="string">
            <text:p>error: Unexpected response type text/plain</text:p>
          </table:table-cell>
          <table:table-cell table:number-columns-repeated="5" table:style-name="ce12" office:value-type="string" calcext:value-type="string">
            <text:p>error: Reported text/plain i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doremus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doremus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host.geolink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host.geolink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kaiko.getalp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kaiko.getalp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parql.hegroup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parql.hegroup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heritagedata.org/live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heritagedata.org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number-columns-repeated="2"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inkedgeodata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linkedgeodata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2" table:style-name="ce12" office:value-type="string" calcext:value-type="string">
            <text:p>yes Ttl</text:p>
          </table:table-cell>
          <table:table-cell table:style-name="ce12" office:value-type="string" calcext:value-type="string">
            <text:p>error: 500 SPARQL Request Failed</text:p>
          </table:table-cell>
          <table:table-cell table:number-columns-repeated="8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ma-graph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ma-graph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rdf.muninn-project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rdf.muninn-project.org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number-columns-repeated="2"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yes XML</text:p>
          </table:table-cell>
          <table:table-cell table:number-columns-repeated="5"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nobelprize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nobelprize.org</text:p>
          </table:table-cell>
          <table:table-cell table:style-name="ce12" office:value-type="string" calcext:value-type="string">
            <text:p>error 404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parql.omabrowser.org/lode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parql.omabrowser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error: Reported 'none' is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error: Reported 'none' is XML</text:p>
          </table:table-cell>
          <table:table-cell table:number-columns-repeated="3" table:style-name="ce12" office:value-type="string" calcext:value-type="string">
            <text:p>error: Unexpected response type 'none'</text:p>
          </table:table-cell>
          <table:table-cell table:style-name="ce12" office:value-type="string" calcext:value-type="string">
            <text:p>error: Reported 'none' is XML</text:p>
          </table:table-cell>
          <table:table-cell table:style-name="ce12" office:value-type="string" calcext:value-type="string">
            <text:p>error: Unexpected response type 'none'</text:p>
          </table:table-cell>
          <table:table-cell table:number-columns-repeated="5" table:style-name="ce12" office:value-type="string" calcext:value-type="string">
            <text:p>error: Reported 'none' i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parql.omabrowser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parql.omabrowser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opendatacommunities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opendatacommunities.org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en.openei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en.openei.org</text:p>
          </table:table-cell>
          <table:table-cell table:style-name="ce12" office:value-type="string" calcext:value-type="string">
            <text:p>error 406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parql.orthodb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parql.orthodb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rdf.pathwaycommons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rdf.pathwaycommons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parql.proconsortium.org/virtuoso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parql.proconsortium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.scholarlydata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ww.scholarlydata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vocabularies.unesco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vocabularies.unesco.org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number-columns-repeated="2" table:style-name="ce12" office:value-type="string" calcext:value-type="string">
            <text:p>yes Json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Json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parql.uniprot.org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parql.uniprot.org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error: 400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bkwik.webdatacommons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bkwik.webdatacommons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ebisa.webdatacommons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ebisa.webdatacommons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2" table:style-name="ce12" office:value-type="string" calcext:value-type="string">
            <text:p>yes Ttl</text:p>
          </table:table-cell>
          <table:table-cell table:style-name="ce12" office:value-type="string" calcext:value-type="string">
            <text:p>error: 500 SPARQL Request Failed</text:p>
          </table:table-cell>
          <table:table-cell table:number-columns-repeated="8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query.wikidata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query.wikidata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2" table:style-name="ce12" office:value-type="string" calcext:value-type="string">
            <text:p>error: 500 Internal Server Error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error: 500 Internal Server Error</text:p>
          </table:table-cell>
          <table:table-cell table:number-columns-repeated="4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parql.wikipathways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parql.wikipathways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od.xdams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lod.xdams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biosoda.expasy.org:8080/rdf4j-server/repositories/bgeelight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biosoda.expasy.org:8080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6 Not Acceptable</text:p>
          </table:table-cell>
          <table:table-cell table:number-columns-repeated="2" table:style-name="ce12" office:value-type="string" calcext:value-type="string">
            <text:p>yes Json</text:p>
          </table:table-cell>
          <table:table-cell table:number-columns-repeated="8" table:style-name="ce12" office:value-type="string" calcext:value-type="string">
            <text:p>error: 500 Internal Server Error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error: 500 Internal Server Error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.linklion.org:8890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ww.linklion.org:8890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.openmobilenetwork.org:8890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ww.openmobilenetwork.org:8890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ymbolicdata.org:8890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ymbolicdata.org:8890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onto.beef.org.pl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onto.beef.org.pl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number-columns-repeated="2" table:style-name="ce12" office:value-type="string" calcext:value-type="string">
            <text:p>yes Json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Json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tatistics.gov.scot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tatistics.gov.sco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parql.odw.tw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parql.odw.tw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archiveshub.ac.uk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archiveshub.ac.uk</text:p>
          </table:table-cell>
          <table:table-cell table:style-name="ce12" office:value-type="string" calcext:value-type="string">
            <text:p>error 500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.ebi.ac.uk/rdf/services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ww.ebi.ac.uk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error: Reported 'none' is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.ebi.ac.uk/rdf/services/atlas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ww.ebi.ac.uk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error: Reported 'none' is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ox.ac.uk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ox.ac.uk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parql.data.southampton.ac.uk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parql.data.southampton.ac.uk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number-columns-repeated="2" table:style-name="ce12" office:value-type="string" calcext:value-type="string">
            <text:p>yes Json</text:p>
          </table:table-cell>
          <table:table-cell table:number-columns-repeated="3"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yes Json</text:p>
          </table:table-cell>
          <table:table-cell table:number-columns-repeated="2"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bnb.data.bl.uk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bnb.data.bl.uk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.thegazette.co.uk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ww.thegazette.co.uk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environment.data.gov.uk/sparql/bwq/query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environment.data.gov.uk</text:p>
          </table:table-cell>
          <table:table-cell table:style-name="ce12" office:value-type="string" calcext:value-type="string">
            <text:p>error 404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number-columns-repeated="2" table:style-name="ce12" office:value-type="string" calcext:value-type="string">
            <text:p>yes Json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Json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tatistics.data.gov.uk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tatistics.data.gov.uk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gmdatastore.org.uk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gmdatastore.org.uk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.kanzaki.com/works/2011/stat/</text:p>
          </table:table-cell>
          <table:table-cell table:style-name="ce19" office:value-type="string" calcext:value-type="string">
            <text:p>I</text:p>
          </table:table-cell>
          <table:table-cell table:style-name="ce12" office:value-type="string" calcext:value-type="string">
            <text:p>www.kanzaki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3" table:style-name="ce12" office:value-type="string" calcext:value-type="string">
            <text:p>error: Reported HTML is XML</text:p>
          </table:table-cell>
          <table:table-cell table:style-name="ce12" office:value-type="string" calcext:value-type="string">
            <text:p>error: Reported HTML is Json</text:p>
          </table:table-cell>
          <table:table-cell table:number-columns-repeated="2" table:style-name="ce12" office:value-type="string" calcext:value-type="string">
            <text:p>error: Reported HTML is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style-name="ce12" office:value-type="string" calcext:value-type="string">
            <text:p>error: Reported HTML is XML</text:p>
          </table:table-cell>
          <table:table-cell table:number-columns-repeated="2" table:style-name="ce12" office:value-type="string" calcext:value-type="string">
            <text:p>error: Unexpected response type HTML</text:p>
          </table:table-cell>
          <table:table-cell table:style-name="ce12" office:value-type="string" calcext:value-type="string">
            <text:p>error: Reported HTML is XML</text:p>
          </table:table-cell>
          <table:table-cell table:number-columns-repeated="2" table:style-name="ce12" office:value-type="string" calcext:value-type="string">
            <text:p>error: Unexpected response type HTML</text:p>
          </table:table-cell>
          <table:table-cell table:style-name="ce12" office:value-type="string" calcext:value-type="string">
            <text:p>error: Reported HTML is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vocab.nerc.ac.uk/sparql/</text:p>
          </table:table-cell>
          <table:table-cell table:style-name="ce19" office:value-type="string" calcext:value-type="string">
            <text:p>I</text:p>
          </table:table-cell>
          <table:table-cell table:style-name="ce12" office:value-type="string" calcext:value-type="string">
            <text:p>vocab.nerc.ac.uk</text:p>
          </table:table-cell>
          <table:table-cell table:style-name="ce12" office:value-type="string" calcext:value-type="string">
            <text:p>1.0 (inferred) XML</text:p>
          </table:table-cell>
          <table:table-cell table:number-columns-repeated="15" table:style-name="ce12" office:value-type="string" calcext:value-type="string">
            <text:p>error: Reported HTML i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156.35.82.103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156.35.82.103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202.45.142.113:10035/repositories/agris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202.45.142.113:10035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13.125.246.132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13.125.246.132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156.35.31.156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156.35.31.156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91.239.64.176:889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91.239.64.176:889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185.94.71.25:62020/sno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185.94.71.25:6202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202.73.13.50:55824/catalogs/performance/repositories/agrovoc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202.73.13.50:55824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202.73.13.50:55824/catalogs/performance/repositories/jita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202.73.13.50:55824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193.145.57.56:889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193.145.57.56:889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140.109.28.64:202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140.109.28.64:202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212.81.220.68:2020/elviajero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212.81.220.68:202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202.45.139.84:10035/catalogs/fao/repositories/agris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202.45.139.84:10035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202.45.139.84:10035/catalogs/fao/repositories/agrovoc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202.45.139.84:10035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od.ac/bdl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od.ac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500 Internal Server Error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resource.geolba.ac.at/poolparty/sparql/geologicunit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resource.geolba.ac.at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resource.geolba.ac.at/poolparty/sparql/tectonicunit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resource.geolba.ac.at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resource.geolba.ac.at/poolparty/sparql/geologictimescale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resource.geolba.ac.at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resource.geolba.ac.at/poolparty/sparql/litholog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resource.geolba.ac.at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vocabulary.semantic-web.at/poolparty/sparql/austrianskiteam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vocabulary.semantic-web.at</text:p>
          </table:table-cell>
          <table:table-cell table:style-name="ce12" office:value-type="string" calcext:value-type="string">
            <text:p>error 406</text:p>
          </table:table-cell>
          <table:table-cell table:number-columns-repeated="15" table:style-name="ce12" office:value-type="string" calcext:value-type="string">
            <text:p>error: 406 Not Acceptable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vocabulary.semantic-web.at/poolparty/sparql/semweb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vocabulary.semantic-web.at</text:p>
          </table:table-cell>
          <table:table-cell table:style-name="ce12" office:value-type="string" calcext:value-type="string">
            <text:p>error 406</text:p>
          </table:table-cell>
          <table:table-cell table:number-columns-repeated="15" table:style-name="ce12" office:value-type="string" calcext:value-type="string">
            <text:p>error: 406 Not Acceptable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vocabulary.semantic-web.at/poolparty/sparql/opendata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vocabulary.semantic-web.at</text:p>
          </table:table-cell>
          <table:table-cell table:style-name="ce12" office:value-type="string" calcext:value-type="string">
            <text:p>error 406</text:p>
          </table:table-cell>
          <table:table-cell table:number-columns-repeated="15" table:style-name="ce12" office:value-type="string" calcext:value-type="string">
            <text:p>error: 406 Not Acceptable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el-devtc01.tugraz.at/~ldv/interlinking/endpoint_handler.php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el-devtc01.tugraz.at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ab.environment.data.gov.a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ab.environment.data.gov.au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seg.cs.concordia.ca/secold/sparqlendpoint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seg.cs.concordia.ca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parql.cwrc.ca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cwrc.ca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15" table:style-name="ce12" office:value-type="string" calcext:value-type="string">
            <text:p>error: Unexpected response type HT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unics.cloud/you-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unics.cloud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15" table:style-name="ce12" office:value-type="string" calcext:value-type="string">
            <text:p>error: Unexpected response type HT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unics.cloud/sparql-endpoint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unics.cloud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geografia.ideca.gov.co/fuseki/dataset.html?tab=query&amp;ds=/inf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eografia.ideca.gov.co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grinepaldata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grinepaldata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aucklandmuseum.com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aucklandmuseum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bibleontology.com/sparql/index.jsp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bibleontology.com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rijksmuseum.dydra.com/lizzyjongma/rijksmuseum-collection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rijksmuseum.dydra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kasabi.com/api/sparql-endpoint-foodista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kasabi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kasabi.com/dataset/prelinger-archives/ap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kasabi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3" table:style-name="ce12" office:value-type="string" calcext:value-type="string">
            <text:p>error: Unexpected response type HTML</text:p>
          </table:table-cell>
          <table:table-cell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kasabi.com/dataset/yahoo-geoplanet/ap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kasabi.com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error: 404 Not Found</text:p>
          </table:table-cell>
          <table:table-cell table:number-columns-repeated="3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kasabi.com/dataset/jisc-cetis-project-directory/ap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kasabi.com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error: 404 Not Found</text:p>
          </table:table-cell>
          <table:table-cell table:number-columns-repeated="3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kasabi.com/dataset/renewable-energy-generators/ap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kasabi.com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2" office:value-type="string" calcext:value-type="string">
            <text:p>http://api.kasabi.com/dataset/un-hazardous-material-numbers/ap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kasabi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2" office:value-type="string" calcext:value-type="string">
            <text:p>http://api.kasabi.com/dataset/ecco-tcp-eighteenth-century-collections-online-texts/ap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kasabi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2" table:style-name="ce12" office:value-type="string" calcext:value-type="string">
            <text:p>error: Unexpected response type HTML</text:p>
          </table:table-cell>
          <table:table-cell table:style-name="ce12" office:value-type="string" calcext:value-type="string">
            <text:p>error: 404 Not Found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2" office:value-type="string" calcext:value-type="string">
            <text:p>http://api.kasabi.com/dataset/foodista/ap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kasabi.com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error: 404 Not Found</text:p>
          </table:table-cell>
          <table:table-cell table:number-columns-repeated="3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2" office:value-type="string" calcext:value-type="string">
            <text:p>http://api.kasabi.com/dataset/openflights-routes/ap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kasabi.com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style-name="ce12" office:value-type="string" calcext:value-type="string">
            <text:p>error: 404 Not Found</text:p>
          </table:table-cell>
          <table:table-cell table:number-columns-repeated="2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2" office:value-type="string" calcext:value-type="string">
            <text:p>http://api.kasabi.com/dataset/pali-english-lexicon/ap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kasabi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2" office:value-type="string" calcext:value-type="string">
            <text:p>http://api.kasabi.com/dataset/nasa/ap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kasabi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2" office:value-type="string" calcext:value-type="string">
            <text:p>http://api.kasabi.com/dataset/bricklink/ap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kasabi.com</text:p>
          </table:table-cell>
          <table:table-cell table:style-name="ce12" office:value-type="string" calcext:value-type="string">
            <text:p>error 404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2" table:style-name="ce12" office:value-type="string" calcext:value-type="string">
            <text:p>error: 404 Not Found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2" office:value-type="string" calcext:value-type="string">
            <text:p>http://api.kasabi.com/dataset/federal-reserve-economic-data/ap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kasabi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2" office:value-type="string" calcext:value-type="string">
            <text:p>http://api.kasabi.com/dataset/discogs/ap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kasabi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2" office:value-type="string" calcext:value-type="string">
            <text:p>http://api.kasabi.com/dataset/sanskrit-english-lexicon/ap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kasabi.com</text:p>
          </table:table-cell>
          <table:table-cell table:style-name="ce12" office:value-type="string" calcext:value-type="string">
            <text:p>error 404</text:p>
          </table:table-cell>
          <table:table-cell table:style-name="ce12" office:value-type="string" calcext:value-type="string">
            <text:p>error: Unexpected response type HTML</text:p>
          </table:table-cell>
          <table:table-cell table:style-name="ce12" office:value-type="string" calcext:value-type="string">
            <text:p>error: 404 Not Found</text:p>
          </table:table-cell>
          <table:table-cell table:number-columns-repeated="2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2" office:value-type="string" calcext:value-type="string">
            <text:p>http://api.kasabi.com/api/sparql-endpoint-near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kasabi.com</text:p>
          </table:table-cell>
          <table:table-cell table:style-name="ce12" office:value-type="string" calcext:value-type="string">
            <text:p>error 404</text:p>
          </table:table-cell>
          <table:table-cell table:style-name="ce12" office:value-type="string" calcext:value-type="string">
            <text:p>error: 404 Not Found</text:p>
          </table:table-cell>
          <table:table-cell table:number-columns-repeated="2" table:style-name="ce12" office:value-type="string" calcext:value-type="string">
            <text:p>error: Unexpected response type HTML</text:p>
          </table:table-cell>
          <table:table-cell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2" office:value-type="string" calcext:value-type="string">
            <text:p>http://api.kasabi.com/dataset/english-heritage/ap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kasabi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2" table:style-name="ce12" office:value-type="string" calcext:value-type="string">
            <text:p>error: Unexpected response type HTML</text:p>
          </table:table-cell>
          <table:table-cell table:style-name="ce12" office:value-type="string" calcext:value-type="string">
            <text:p>error: 404 Not Found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2" office:value-type="string" calcext:value-type="string">
            <text:p>http://api.kasabi.com/dataset/musicnet/ap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kasabi.com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error: 404 Not Found</text:p>
          </table:table-cell>
          <table:table-cell table:style-name="ce12" office:value-type="string" calcext:value-type="string">
            <text:p>error: Unexpected response type HTML</text:p>
          </table:table-cell>
          <table:table-cell table:style-name="ce12" office:value-type="string" calcext:value-type="string">
            <text:p>error: 404 Not Found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2" office:value-type="string" calcext:value-type="string">
            <text:p>http://linkedopencommerce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inkedopencommerce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2" office:value-type="string" calcext:value-type="string">
            <text:p>http://labs.mondeca.com/endpoint/ends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abs.mondeca.com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2" office:value-type="string" calcext:value-type="string">
            <text:p>http://lod.my-eventos.com/en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od.my-evento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2" office:value-type="string" calcext:value-type="string">
            <text:p>http://data.nature.com/quer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nature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2" office:value-type="string" calcext:value-type="string">
            <text:p>http://data.nature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nature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2" office:value-type="string" calcext:value-type="string">
            <text:p>http://europeana.ontotext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europeana.ontotext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2" office:value-type="string" calcext:value-type="string">
            <text:p>http://geosparql.demo.openlinksw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eosparql.demo.openlinksw.com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2" office:value-type="string" calcext:value-type="string">
            <text:p>http://wikidata.demo.openlinksw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ikidata.demo.openlinksw.com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2" office:value-type="string" calcext:value-type="string">
            <text:p>http://virtuoso-eurosentiment.paradigmatecnologico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virtuoso-eurosentiment.paradigmatecnologico.com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2" office:value-type="string" calcext:value-type="string">
            <text:p>http://rdfabout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rdfabout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2" office:value-type="string" calcext:value-type="string">
            <text:p>http://www.rdfabout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rdfabout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2" office:value-type="string" calcext:value-type="string">
            <text:p>http://revyu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revyu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2" office:value-type="string" calcext:value-type="string">
            <text:p>http://ecs.rkbexplorer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ecs.rkbexplorer.com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2" office:value-type="string" calcext:value-type="string">
            <text:p>http://enaktingpsi.rkbexplorer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enaktingpsi.rkbexplorer.com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fun.rkbexplorer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fun.rkbexplorer.com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dlc.rkbexplorer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dlc.rkbexplorer.com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notube.rkbexplorer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notube.rkbexplorer.com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hotos.rkbexplorer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hotos.rkbexplorer.com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semanticuniverse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semanticuniverse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sindice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sindice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15" table:style-name="ce12" office:value-type="string" calcext:value-type="string">
            <text:p>error: Unexpected response type HT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ss-framework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ss-framework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pi.talis.com/stores/productdb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pi.talis.com/stores/metoffice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pi.talis.com/stores/rsinger-dev4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pi.talis.com/stores/gunnbib-digitalmanuskripter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pi.talis.com/stores/elections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pi.talis.com/stores/massobservation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pi.talis.com/stores/trafficscotland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pi.talis.com/stores/wordnet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pi.talis.com/stores/openlibrary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pi.talis.com/stores/musicbrainz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pi.talis.com/stores/smcjournals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pi.talis.com/stores/pbac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pi.talis.com/stores/moseley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pi.talis.com/stores/mesh-norwegian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pi.talis.com/stores/eupmedia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pi.talis.com/stores/fanhubz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pi.talis.com/stores/eumida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pi.talis.com/stores/airports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pi.talis.com/stores/schemapedia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pi.talis.com/stores/ordnance-survey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pi.talis.com/stores/eutc-productions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pi.talis.com/stores/datagovuk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pi.talis.com/stores/bbc-backstage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pi.talis.com/stores/whoiswho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pi.talis.com/stores/bbc-wildlife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pi.talis.com/stores/pokedex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pi.talis.com/stores/nvd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pi.talis.com/stores/jgoodwin-genealogy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pi.talis.com/stores/climb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pi.talis.com/stores/theviewfrom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pi.talis.com/stores/eurobarometer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kwijibo.talis.com/latc-linkset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kwijibo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yovisto.com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yovisto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futurewavehosting.com:3030/my-family-lineag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futurewavehosting.com:303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emantic-web-journal.com:3030/sparql.tp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emantic-web-journal.com:303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influencetracker.com:889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influencetracker.com:889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onto.mondis.cz/openrdf-sesame/repositories/mondis-record-owlim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onto.mondis.cz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inked.opendata.cz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inked.opendata.cz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ruian.linked.opendata.cz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ruian.linked.opendata.cz</text:p>
          </table:table-cell>
          <table:table-cell table:style-name="ce12" office:value-type="string" calcext:value-type="string">
            <text:p>error 502</text:p>
          </table:table-cell>
          <table:table-cell table:number-columns-repeated="15" table:style-name="ce12" office:value-type="string" calcext:value-type="string">
            <text:p>error: 502 Bad Gateway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4.wiwiss.fu-berlin.de/eurostat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4.wiwiss.fu-berlin.de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4.wiwiss.fu-berlin.de/dblp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4.wiwiss.fu-berlin.de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4.wiwiss.fu-berlin.de/sider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4.wiwiss.fu-berlin.de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4.wiwiss.fu-berlin.de/eur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4.wiwiss.fu-berlin.de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4.wiwiss.fu-berlin.de/diseasom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4.wiwiss.fu-berlin.de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4.wiwiss.fu-berlin.de/gutendata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4.wiwiss.fu-berlin.de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4.wiwiss.fu-berlin.de/dailymed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4.wiwiss.fu-berlin.de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4.wiwiss.fu-berlin.de/factbook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4.wiwiss.fu-berlin.de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4.wiwiss.fu-berlin.de/eccompetition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4.wiwiss.fu-berlin.de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4.wiwiss.fu-berlin.de/medicar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4.wiwiss.fu-berlin.de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4.wiwiss.fu-berlin.de/stitch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4.wiwiss.fu-berlin.de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4.wiwiss.fu-berlin.de/cord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4.wiwiss.fu-berlin.de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4.wiwiss.fu-berlin.de/drugbank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4.wiwiss.fu-berlin.de</text:p>
          </table:table-cell>
          <table:table-cell table:style-name="ce12" office:value-type="string" calcext:value-type="string">
            <text:p>1.0 (inferred)</text:p>
          </table:table-cell>
          <table:table-cell table:number-columns-repeated="4" table:style-name="ce12" office:value-type="string" calcext:value-type="string">
            <text:p>error: 400 Parse error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4.wiwiss.fu-berlin.de/euraxes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4.wiwiss.fu-berlin.de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od.hebis.d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od.hebis.de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3s.de/tweetskb/endpoint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3s.de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blp.l3s.de/d2r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blp.l3s.de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opendata-bundestag.d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opendata-bundestag.de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bib.uni-mannheim.d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bib.uni-mannheim.de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uni-muenster.d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uni-muenster.de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15" table:style-name="ce12" office:value-type="string" calcext:value-type="string">
            <text:p>error: 503 Service Temporarily U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vocabulary.wolterskluwer.de/poolparty/sparql/arbeitsrecht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vocabulary.wolterskluwer.de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vocabulary.wolterskluwer.de/poolparty/sparql/court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vocabulary.wolterskluwer.de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sev.l3s.uni-hannover.de:8085/openrdf-sesame/repositories/terence_stor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sev.l3s.uni-hannover.de:8085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zaire.dimis.fim.uni-passau.de:889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zaire.dimis.fim.uni-passau.de:889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utpl.edu.ec/ecuadorresearch/lod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utpl.edu.ec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utpl.edu.ec/utpl/lod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utpl.edu.ec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km.aifb.kit.edu/services/xlike-lexicon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km.aifb.kit.edu</text:p>
          </table:table-cell>
          <table:table-cell table:style-name="ce12" office:value-type="string" calcext:value-type="string">
            <text:p>error 404</text:p>
          </table:table-cell>
          <table:table-cell table:number-columns-repeated="15" table:style-name="ce12" office:value-type="string" calcext:value-type="string">
            <text:p>error: 404 Not Found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bmi-icode-01.dbmi.pitt.edu/linkedspl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bmi-icode-01.dbmi.pitt.edu</text:p>
          </table:table-cell>
          <table:table-cell table:style-name="ce12" office:value-type="string" calcext:value-type="string">
            <text:p>error 404</text:p>
          </table:table-cell>
          <table:table-cell table:number-columns-repeated="15" table:style-name="ce12" office:value-type="string" calcext:value-type="string">
            <text:p>error: 404 Not Found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healthdata.tw.rpi.ed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healthdata.tw.rpi.ed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ichoose.tw.rpi.ed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ichoose.tw.rpi.ed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ieeevis.tw.rpi.ed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ieeevis.tw.rpi.edu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ieeevis.tw.rpi.edu/no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ieeevis.tw.rpi.edu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ofd.tw.rpi.ed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ofd.tw.rpi.edu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ogd.tw.rpi.ed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ogd.tw.rpi.edu</text:p>
          </table:table-cell>
          <table:table-cell table:style-name="ce12" office:value-type="string" calcext:value-type="string">
            <text:p>error 403</text:p>
          </table:table-cell>
          <table:table-cell table:number-columns-repeated="4" table:style-name="ce12" office:value-type="string" calcext:value-type="string">
            <text:p>error: 403 Forbidde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opendap.tw.rpi.ed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opendap.tw.rpi.edu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ink.informatics.stonybrook.ed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ink.informatics.stonybrook.ed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ocialarchive.iath.virginia.edu/sparql/snac-viaf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ocialarchive.iath.virginia.edu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ocialarchive.iath.virginia.edu/sparql/eac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ocialarchive.iath.virginia.edu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collection.britishart.yale.ed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collection.britishart.yale.edu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bmi-icode-01.dbmi.pitt.edu:202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bmi-icode-01.dbmi.pitt.edu:202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dl-gazetteer.geog.ucsb.edu:8080/sparql/select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dl-gazetteer.geog.ucsb.edu:808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usgs-stko.geog.ucsb.edu:8080/sparql/select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usgs-stko.geog.ucsb.edu:808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onicbanana.cs.wright.edu:889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onicbanana.cs.wright.edu:889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neuroweb.med.yale.edu:889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neuroweb.med.yale.edu:889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helheim.deusto.es/bizkaisens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helheim.deusto.es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helheim.deusto.es/hedatuz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helheim.deusto.es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helheim.deusto.es/linkedstat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helheim.deusto.es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pps.morelab.deusto.es/teseo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ps.morelab.deusto.es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morelab.deusto.es/joseki/articles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morelab.deusto.es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-procomun.educalab.es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-procomun.educalab.es</text:p>
          </table:table-cell>
          <table:table-cell table:style-name="ce12" office:value-type="string" calcext:value-type="string">
            <text:p>error 500</text:p>
          </table:table-cell>
          <table:table-cell table:number-columns-repeated="4" table:style-name="ce12" office:value-type="string" calcext:value-type="string">
            <text:p>error: 500 Internal Server Error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miuras.inf.um.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miuras.inf.um.es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minsky.gsi.dit.upm.es/semanticwiki/index.php/special:sparqlendpoint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minsky.gsi.dit.upm.es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visualdataweb.infor.uva.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visualdataweb.infor.uva.es</text:p>
          </table:table-cell>
          <table:table-cell table:style-name="ce12" office:value-type="string" calcext:value-type="string">
            <text:p>error 502</text:p>
          </table:table-cell>
          <table:table-cell table:number-columns-repeated="4" table:style-name="ce12" office:value-type="string" calcext:value-type="string">
            <text:p>error: 502 Bad Gateway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zaragoza.es/datosabierto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zaragoza.es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500 Internal Server Error</text:p>
          </table:table-cell>
          <table:table-cell table:number-columns-repeated="4" table:style-name="ce12" office:value-type="string" calcext:value-type="string">
            <text:p>error: network DNS or CORS</text:p>
          </table:table-cell>
          <table:table-cell table:number-columns-repeated="2" table:style-name="ce12" office:value-type="string" calcext:value-type="string">
            <text:p>error: Unexpected response type HTML</text:p>
          </table:table-cell>
          <table:table-cell table:number-columns-repeated="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opendata.intellidomo.es:808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opendata.intellidomo.es:808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ckan.eurohelp.es:889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ckan.eurohelp.es:889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inkeddata4.dia.fi.upm.es:8907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inkeddata4.dia.fi.upm.es:8907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duraark.e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duraark.eu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eclap.e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eclap.eu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cr3.eionet.europa.e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cr3.eionet.europa.e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remon.fbk.eu/sparql.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remon.fbk.eu</text:p>
          </table:table-cell>
          <table:table-cell table:style-name="ce12" office:value-type="string" calcext:value-type="string">
            <text:p>error 404</text:p>
          </table:table-cell>
          <table:table-cell table:number-columns-repeated="15" table:style-name="ce12" office:value-type="string" calcext:value-type="string">
            <text:p>error: 404 Not Found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ervices.insemtives.eu/forest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ervices.insemtives.e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lider-project.eu/usag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lider-project.eu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500 Internal Server Error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inkedu.eu/catalogu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inkedu.eu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linkedu.eu/hud/quer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linkedu.e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linkedu.eu/forge/quer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linkedu.e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linkedu.eu/kis1112/quer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linkedu.e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linkedu.eu/slidewiki/quer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linkedu.e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linkedu.eu/kis/quer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linkedu.e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linkedu.eu/ocw/quer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linkedu.e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linkedu.eu/prod/quer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linkedu.e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linkedu.eu/don/quer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linkedu.e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lod2.e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lod2.e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ndb.publink.lod2.e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ndb.publink.lod2.e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opendiscoveryspace.eu/sparql.tp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opendiscoveryspace.eu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15" table:style-name="ce12" office:value-type="string" calcext:value-type="string">
            <text:p>error: Unexpected response type HT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organic-edunet.e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organic-edunet.e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organic-edunet.eu/sno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organic-edunet.e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gencies.publicdata.e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gencies.publicdata.eu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ecb.publicdata.e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ecb.publicdata.eu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epo.publicdata.e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epo.publicdata.eu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eur-lex.publicdata.e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eur-lex.publicdata.eu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fintrans.publicdata.e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fintrans.publicdata.eu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n-lex.publicdata.e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n-lex.publicdata.eu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relex.publicdata.e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relex.publicdata.eu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unodc.publicdata.e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unodc.publicdata.eu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zbw.eu/beta/sparql/stw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zbw.eu</text:p>
          </table:table-cell>
          <table:table-cell table:style-name="ce12" office:value-type="string" calcext:value-type="string">
            <text:p>error 404</text:p>
          </table:table-cell>
          <table:table-cell table:number-columns-repeated="15" table:style-name="ce12" office:value-type="string" calcext:value-type="string">
            <text:p>error: 404 Not Found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oc.metalex.eu:800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oc.metalex.eu:800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aalto.fi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aalto.fi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Backend fetch faile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9" office:value-type="string" calcext:value-type="string">
            <text:p>http://ldf.fi/narc-menehtyneet1939-45/sparql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error 404</text:p>
          </table:table-cell>
          <table:table-cell table:number-columns-repeated="15" table:style-name="ce19" office:value-type="string" calcext:value-type="string">
            <text:p>error: 404 Not Found</text:p>
          </table:table-cell>
          <table:table-cell table:number-columns-repeated="30" table:style-name="ce19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io.datascience-paris-saclay.fr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io.datascience-paris-saclay.fr</text:p>
          </table:table-cell>
          <table:table-cell table:style-name="ce12" office:value-type="string" calcext:value-type="string">
            <text:p>1.1 (inferred) Ttl</text:p>
          </table:table-cell>
          <table:table-cell table:number-columns-repeated="4" table:style-name="ce12" office:value-type="string" calcext:value-type="string">
            <text:p>error: 400 Bad Request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archivesdefrance.culture.gouv.fr/thesauru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archivesdefrance.culture.gouv.fr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ontology.irstea.fr/weather/sno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ontology.irstea.fr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ontology.irstea.fr/bsv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ontology.irstea.fr</text:p>
          </table:table-cell>
          <table:table-cell table:style-name="ce12" office:value-type="string" calcext:value-type="string">
            <text:p>error 404</text:p>
          </table:table-cell>
          <table:table-cell table:number-columns-repeated="2" table:style-name="ce12" office:value-type="string" calcext:value-type="string">
            <text:p>error: 404 Introuvable</text:p>
          </table:table-cell>
          <table:table-cell table:number-columns-repeated="2" table:style-name="ce12" office:value-type="string" calcext:value-type="string">
            <text:p>error: 406 Inacceptable</text:p>
          </table:table-cell>
          <table:table-cell table:number-columns-repeated="11" table:style-name="ce12" office:value-type="string" calcext:value-type="string">
            <text:p>error: 404 Introuvable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taxref.mnhn.fr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taxref.mnhn.fr</text:p>
          </table:table-cell>
          <table:table-cell table:style-name="ce12" office:value-type="string" calcext:value-type="string">
            <text:p>error 502</text:p>
          </table:table-cell>
          <table:table-cell table:number-columns-repeated="4" table:style-name="ce12" office:value-type="string" calcext:value-type="string">
            <text:p>error: 502 Proxy Error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persee.fr/explorer/sparql-endpoint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persee.fr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style-name="ce12" office:value-type="string" calcext:value-type="string">
            <text:p>error: network DNS or CORS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style-name="ce12" office:value-type="string" calcext:value-type="string">
            <text:p>error: network DNS or CORS</text:p>
          </table:table-cell>
          <table:table-cell table:number-columns-repeated="5" table:style-name="ce12" office:value-type="string" calcext:value-type="string">
            <text:p>error: Unexpected response type HT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inkeddata1.calcul.u-psud.fr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inkeddata1.calcul.u-psud.fr</text:p>
          </table:table-cell>
          <table:table-cell table:style-name="ce12" office:value-type="string" calcext:value-type="string">
            <text:p>error 502</text:p>
          </table:table-cell>
          <table:table-cell table:number-columns-repeated="2" table:style-name="ce12" office:value-type="string" calcext:value-type="string">
            <text:p>error: 502 Proxy Error</text:p>
          </table:table-cell>
          <table:table-cell table:style-name="ce12" office:value-type="string" calcext:value-type="string">
            <text:p>error: 503 Service Temporarily U</text:p>
          </table:table-cell>
          <table:table-cell table:style-name="ce12" office:value-type="string" calcext:value-type="string">
            <text:p>error: 502 Proxy Error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o3.opendata.u-psud.fr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o3.opendata.u-psud.fr</text:p>
          </table:table-cell>
          <table:table-cell table:style-name="ce12" office:value-type="string" calcext:value-type="string">
            <text:p>error 502</text:p>
          </table:table-cell>
          <table:table-cell table:number-columns-repeated="4" table:style-name="ce12" office:value-type="string" calcext:value-type="string">
            <text:p>error: 502 Proxy Error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ervices.data.gov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ervices.data.gov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globalchange.gov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globalchange.gov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modip.aueb.gr/d2rq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modip.aueb.gr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reek-lod.auth.gr/polic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reek-lod.auth.gr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reek-lod.auth.gr/fire-brigad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reek-lod.auth.gr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iavgeia.math.auth.gr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iavgeia.math.auth.gr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reek-lod.math.auth.gr/kalikrat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reek-lod.math.auth.gr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reek-lod.math.auth.gr/intervalu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reek-lod.math.auth.gr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ibver.math.auth.gr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ibver.math.auth.gr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auth.gr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auth.gr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ics.forth.gr/isl/lodsyndesis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ics.forth.gr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500 Internal Server Error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ublicspending.medialab.ntua.gr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ublicspending.medialab.ntua.gr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nlg.okfn.gr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nlg.okfn.gr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iwis.imis.athena-innovation.gr:8181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iwis.imis.athena-innovation.gr:8181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crashmap.okfn.gr:889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crashmap.okfn.gr:889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ordnet.okfn.gr:889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ordnet.okfn.gr:889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inertia-linkeddata.iti.gr:9090/inertia-endpoint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inertia-linkeddata.iti.gr:909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kent.zpr.fer.hr:8080/educationalprogra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kent.zpr.fer.hr:8080</text:p>
          </table:table-cell>
          <table:table-cell table:style-name="ce12" office:value-type="string" calcext:value-type="string">
            <text:p>error 404</text:p>
          </table:table-cell>
          <table:table-cell table:number-columns-repeated="15" table:style-name="ce12" office:value-type="string" calcext:value-type="string">
            <text:p>error: 404 Not Found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hnm.h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hnm.h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-gov.i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-gov.ie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monnetproject.deri.ie/lemonsource_quer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monnetproject.deri.ie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tcga.deri.ie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tcga.deri.ie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8" table:style-name="ce12" office:value-type="string" calcext:value-type="string">
            <text:p>error: network DNS or CORS</text:p>
          </table:table-cell>
          <table:table-cell table:number-columns-repeated="2" table:style-name="ce12" office:value-type="string" calcext:value-type="string">
            <text:p>error: Unexpected response type HTML</text:p>
          </table:table-cell>
          <table:table-cell table:number-columns-repeated="4"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...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cura.cs.tcd.i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cura.cs.tcd.ie</text:p>
          </table:table-cell>
          <table:table-cell table:style-name="ce12" office:value-type="string" calcext:value-type="string">
            <text:p>error 403</text:p>
          </table:table-cell>
          <table:table-cell table:number-columns-repeated="4" table:style-name="ce12" office:value-type="string" calcext:value-type="string">
            <text:p>error: 403 Forbidde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tial.ucd.ie/lod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tial.ucd.ie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bs.270a.info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bs.270a.info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bfs.270a.info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bfs.270a.info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bis.270a.info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bis.270a.info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ecb.270a.info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ecb.270a.info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fao.270a.info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fao.270a.info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frb.270a.info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frb.270a.info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imf.270a.info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imf.270a.info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oecd.270a.info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oecd.270a.info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transparency.270a.info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transparency.270a.info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uis.270a.info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uis.270a.info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orldbank.270a.info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orldbank.270a.info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ewey.info/sparql.php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ewey.info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reegle.info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reegle.info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rism.info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rism.info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europeana-triplestore.isti.cnr.it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europeana-triplestore.isti.cnr.it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linkedopendata.it/scuole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linkedopendata.it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linkedopendata.it/musei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linkedopendata.it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linkedopendata.it/cap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linkedopendata.it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linkedopendata.it/los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linkedopendata.it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linkedopendata.it/loc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linkedopendata.it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linkedopendata.it/istat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linkedopendata.it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linkedopendata.it/grrt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linkedopendata.it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linkedopendata.it/grrp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linkedopendata.it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igitale.bncf.firenze.sbn.it/openrdf-workbench/repositories/ns/quer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igitale.bncf.firenze.sbn.it</text:p>
          </table:table-cell>
          <table:table-cell table:style-name="ce12" office:value-type="string" calcext:value-type="string">
            <text:p>error 500</text:p>
          </table:table-cell>
          <table:table-cell table:number-columns-repeated="4" table:style-name="ce12" office:value-type="string" calcext:value-type="string">
            <text:p>error: 500 Internal Server Error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opendata.ccd.uniroma2.it/lmf/sparql/select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opendata.ccd.uniroma2.it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wordlift.it/wl037/entity/bentley_systems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wordlift.it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inkeddata.ge.imati.cnr.it:202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inkeddata.ge.imati.cnr.it:2020</text:p>
          </table:table-cell>
          <table:table-cell table:style-name="ce12" office:value-type="string" calcext:value-type="string">
            <text:p>error 404</text:p>
          </table:table-cell>
          <table:table-cell table:number-columns-repeated="15" table:style-name="ce12" office:value-type="string" calcext:value-type="string">
            <text:p>error: 404 Not Found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grovoc.uniroma2.it:3030/agrovoc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grovoc.uniroma2.it:303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w.unime.it:889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w.unime.it:889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nibb.ac.jp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nibb.ac.jp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bmrbpub.protein.osaka-u.ac.jp/search/rdf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bmrbpub.protein.osaka-u.ac.jp</text:p>
          </table:table-cell>
          <table:table-cell table:style-name="ce12" office:value-type="string" calcext:value-type="string">
            <text:p>1.1 (inferred) Ttl</text:p>
          </table:table-cell>
          <table:table-cell table:number-columns-repeated="4" table:style-name="ce12" office:value-type="string" calcext:value-type="string">
            <text:p>error: 400 Bad Request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id.ndl.go.jp/auth/ndla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id.ndl.go.jp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3" table:style-name="ce12" office:value-type="string" calcext:value-type="string">
            <text:p>error: Reported text/plain is XML</text:p>
          </table:table-cell>
          <table:table-cell table:style-name="ce12" office:value-type="string" calcext:value-type="string">
            <text:p>error: Reported text/plain i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id.ndl.go.jp/auth/ndlsh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id.ndl.go.jp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3" table:style-name="ce12" office:value-type="string" calcext:value-type="string">
            <text:p>error: Reported text/plain is XML</text:p>
          </table:table-cell>
          <table:table-cell table:style-name="ce12" office:value-type="string" calcext:value-type="string">
            <text:p>error: Reported text/plain i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enome.microbedb.jp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enome.microbedb.jp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metadb.riken.jp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metadb.riken.jp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od.kaist.ac.kr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od.kaist.ac.kr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ngii.go.kr/sparql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ngii.go.kr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od.kipo.kr/data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od.kipo.kr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od.knps.or.kr/main/sparql.do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od.knps.or.kr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15" table:style-name="ce12" office:value-type="string" calcext:value-type="string">
            <text:p>error: 404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tkm.kiom.re.kr/ontology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tkm.kiom.re.kr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zhishi.m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zhishi.me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inkeddata.finki.ukim.mk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inkeddata.finki.ukim.m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emantic.ckan.net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emantic.ckan.net</text:p>
          </table:table-cell>
          <table:table-cell table:style-name="ce12" office:value-type="string" calcext:value-type="string">
            <text:p>error 500</text:p>
          </table:table-cell>
          <table:table-cell table:number-columns-repeated="4" table:style-name="ce12" office:value-type="string" calcext:value-type="string">
            <text:p>error: 500 Internal Server Error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datao.net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datao.net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imitros.net/query.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imitros.net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rtmouth.eagle-i.net/sparqler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rtmouth.eagle-i.net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factforge.net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factforge.net</text:p>
          </table:table-cell>
          <table:table-cell table:style-name="ce12" office:value-type="string" calcext:value-type="string">
            <text:p>error 404</text:p>
          </table:table-cell>
          <table:table-cell table:number-columns-repeated="15" table:style-name="ce12" office:value-type="string" calcext:value-type="string">
            <text:p>error: 404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oa4all.isoco.net/luf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oa4all.isoco.net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exinfo.net/corpora/alpino/query.php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exinfo.net</text:p>
          </table:table-cell>
          <table:table-cell table:style-name="ce12" office:value-type="string" calcext:value-type="string">
            <text:p>error 404</text:p>
          </table:table-cell>
          <table:table-cell table:number-columns-repeated="14"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...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inkedarc.net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inkedarc.net</text:p>
          </table:table-cell>
          <table:table-cell table:style-name="ce12" office:value-type="string" calcext:value-type="string">
            <text:p>error 404</text:p>
          </table:table-cell>
          <table:table-cell table:number-columns-repeated="15" table:style-name="ce12" office:value-type="string" calcext:value-type="string">
            <text:p>error: 404 Not Found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atho.phenomebrowser.net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atho.phenomebrowser.net</text:p>
          </table:table-cell>
          <table:table-cell table:style-name="ce12" office:value-type="string" calcext:value-type="string">
            <text:p>error 502</text:p>
          </table:table-cell>
          <table:table-cell table:number-columns-repeated="4" table:style-name="ce12" office:value-type="string" calcext:value-type="string">
            <text:p>error: 502 Bad Gateway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telegraphis.net/data/countri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telegraphis.net</text:p>
          </table:table-cell>
          <table:table-cell table:style-name="ce12" office:value-type="string" calcext:value-type="string">
            <text:p>error 500</text:p>
          </table:table-cell>
          <table:table-cell table:number-columns-repeated="4" table:style-name="ce12" office:value-type="string" calcext:value-type="string">
            <text:p>error: 500 Internal Server Error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noticias.universia.net/d2r-server/sno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noticias.universia.net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crystallography.net:2020/sno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crystallography.net:202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pps.ideaconsult.net:8080/ontolog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ps.ideaconsult.net:808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liada.scanbit.net:8891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liada.scanbit.net:8891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dive.beeldengeluid.nl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dive.beeldengeluid.nl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enipedia.tudelft.nl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enipedia.tudelft.nl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emanticweb.cs.vu.nl/europeana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emanticweb.cs.vu.nl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eculture2.cs.vu.nl:502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eculture2.cs.vu.nl:502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eculture2.cs.vu.nl:889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eculture2.cs.vu.nl:889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bibsys.no/data/query_authority.htm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bibsys.no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lenka.no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lenka.no</text:p>
          </table:table-cell>
          <table:table-cell table:style-name="ce12" office:value-type="string" calcext:value-type="string">
            <text:p>error 502</text:p>
          </table:table-cell>
          <table:table-cell table:number-columns-repeated="4" table:style-name="ce12" office:value-type="string" calcext:value-type="string">
            <text:p>error: 502 Bad Gateway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odstats.aksw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odstats.aksw.org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emanticquran.aksw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emanticquran.aksw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ariadne-eu.org/sparql.tp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ariadne-eu.org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os.artium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os.artium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babelnet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babelnet.org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400 Bad Request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fcsid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fcsid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ffymetrix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ffymetrix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biocarta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biocarta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biocyc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biocyc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biomodels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biomodels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biopax.biomodels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biopax.biomodels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bioportal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bioportal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cas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cas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chebi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chebi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chembl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chembl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clinicaltrials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clinicaltrials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ctd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ctd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bpedia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bpedia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bsnp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bsnp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r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r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rugbank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rugbank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ec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ec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enage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enage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enbank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enbank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endr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endr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ene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ene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l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l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oa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oa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hgnc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hgnc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hhpid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hhpid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homologene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homologene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inoh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inoh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interpro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interpro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ipi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ipi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iproclass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iproclass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irefindex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irefindex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kegg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kegg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biopax.kegg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biopax.kegg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inkedspl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inkedspl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sr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sr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mesh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mesh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mgi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mgi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ncbigene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ncbigene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ndc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ndc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netpath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netpath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nextprot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nextprot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obo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obo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omim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omim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orphanet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orphanet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athwaycommons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athwaycommons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db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db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fam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fam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harmgkb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harmgkb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biopax.pharmgkb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biopax.pharmgkb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id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id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rodom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rodom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rosite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rosite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ubchem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ubchem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ubmed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ubmed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reactome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reactome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rhea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rhea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rn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rn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abiork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abiork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gd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gd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ider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ider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ike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ike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taxonomy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taxonomy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unists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unists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ikipathways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ikipathways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ormbase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ormbase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collection.britishmuseum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collection.britishmuseum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catalogus-professorum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catalogus-professorum.org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contextdatacloud.org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contextdatacloud.org</text:p>
          </table:table-cell>
          <table:table-cell table:style-name="ce12" office:value-type="string" calcext:value-type="string">
            <text:p>1.1 (inferred) Ttl</text:p>
          </table:table-cell>
          <table:table-cell table:number-columns-repeated="4" table:style-name="ce12" office:value-type="string" calcext:value-type="string">
            <text:p>error: 400 Bad Request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commons.dbpedia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commons.dbpedia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ikidata.dbpedia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ikidata.dbpedia.org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iktionary.dbpedia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iktionary.dbpedia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hcls.deri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hcls.deri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fundacionctic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fundacionctic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idi.fundacionctic.org/classifications_endpoint/eurovoc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idi.fundacionctic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geosparql.org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geosparql.org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15" table:style-name="ce12" office:value-type="string" calcext:value-type="string">
            <text:p>error: Unexpected response type HT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od.gesis.org/thesoz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od.gesis.org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ovwild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ovwild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identifiers.org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identifiers.org</text:p>
          </table:table-cell>
          <table:table-cell table:style-name="ce12" office:value-type="string" calcext:value-type="string">
            <text:p>error 403</text:p>
          </table:table-cell>
          <table:table-cell table:number-columns-repeated="4" table:style-name="ce12" office:value-type="string" calcext:value-type="string">
            <text:p>error: 403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kupkb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kupkb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omwn.linguistic-lod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omwn.linguistic-lod.org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502 Proxy Error</text:p>
          </table:table-cell>
          <table:table-cell table:number-columns-repeated="4" table:style-name="ce12" office:value-type="string" calcext:value-type="string">
            <text:p>error: network DNS or CORS</text:p>
          </table:table-cell>
          <table:table-cell table:number-columns-repeated="2" table:style-name="ce12" office:value-type="string" calcext:value-type="string">
            <text:p>error: 404 Not Found</text:p>
          </table:table-cell>
          <table:table-cell table:number-columns-repeated="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inked-data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inked-data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eurostat.linked-statistics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eurostat.linked-statistics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linkedct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linkedct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linkededucation.org/request/lak-conferenc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linkededucation.org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linkededucation.org/request/ted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linkededucation.org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linkedfood.org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linkedfood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linkedmdb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linkedmdb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obid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obid.org</text:p>
          </table:table-cell>
          <table:table-cell table:style-name="ce12" office:value-type="string" calcext:value-type="string">
            <text:p>error 404</text:p>
          </table:table-cell>
          <table:table-cell table:number-columns-repeated="15" table:style-name="ce12" office:value-type="string" calcext:value-type="string">
            <text:p>error: 404 Not Found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galpha.mathbiol.org/repositories/tcga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galpha.mathbiol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vt.mo-ld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vt.mo-ld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msc2010.org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msc2010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rdf.myexperiment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rdf.myexperiment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corpora.nlp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corpora.nlp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mlode.nlp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mlode.nlp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nomisma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nomisma.org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oceandrilling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oceandrilling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eris.okfn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eris.okfn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opmw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opmw.org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0 No dataset descriptio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d.panlex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d.panlex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rovenanceweb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rovenanceweb.org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500 Internal Server Error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rdf.pubannotation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rdf.pubannotation.org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url.org/twc/hub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url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url.org/weso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url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url.org/openbibliosets/iucr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url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url.org/twc/arrayexpress/virtuoso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url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semanticweb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semanticweb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cb.semsol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cb.semsol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sparql.org/sparql.htm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sparql.org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15" table:style-name="ce12" office:value-type="string" calcext:value-type="string">
            <text:p>error: Unexpected response type HT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river.styx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river.styx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sd.taxonconcept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sd.taxonconcept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tour-pedia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tour-pedia.org</text:p>
          </table:table-cell>
          <table:table-cell table:style-name="ce12" office:value-type="string" calcext:value-type="string">
            <text:p>error 502</text:p>
          </table:table-cell>
          <table:table-cell table:number-columns-repeated="4" table:style-name="ce12" office:value-type="string" calcext:value-type="string">
            <text:p>error: 502 Proxy Error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latform.uberblic.org/api/v1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latform.uberblic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beta.sparql.uniprot.org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beta.sparql.uniprot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query.wikidata.org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query.wikidata.org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wikipathways.org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wikipathways.org</text:p>
          </table:table-cell>
          <table:table-cell table:style-name="ce12" office:value-type="string" calcext:value-type="string">
            <text:p>error 406</text:p>
          </table:table-cell>
          <table:table-cell table:number-columns-repeated="15" table:style-name="ce12" office:value-type="string" calcext:value-type="string">
            <text:p>error: 406 Unacceptable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bibbase.org:202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bibbase.org:202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hcls.deri.org:8080/openrdf-sesame/repositories/tcga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hcls.deri.org:808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jesandco.org:889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jesandco.org:889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neurocommons.org:8890/n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neurocommons.org:8890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twarql.org:889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twarql.org:889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sstu.ru:3030/speciality-vocabulary/quer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sstu.ru:3030</text:p>
          </table:table-cell>
          <table:table-cell table:style-name="ce12" office:value-type="string" calcext:value-type="string">
            <text:p>error 404</text:p>
          </table:table-cell>
          <table:table-cell table:number-columns-repeated="15" table:style-name="ce12" office:value-type="string" calcext:value-type="string">
            <text:p>error: 404 Not Found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emo.spraakdata.gu.se/ltlod/test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emo.spraakdata.gu.se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ab3.libris.kb.s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ab3.libris.kb.se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ida.liu.se/projects/semtech/openrdf-sesame/repositories/energ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ida.liu.se</text:p>
          </table:table-cell>
          <table:table-cell table:style-name="ce12" office:value-type="string" calcext:value-type="string">
            <text:p>error 404</text:p>
          </table:table-cell>
          <table:table-cell table:number-columns-repeated="15" table:style-name="ce12" office:value-type="string" calcext:value-type="string">
            <text:p>error: 404 Not Found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rdf.farmbio.uu.se/chembl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rdf.farmbio.uu.se</text:p>
          </table:table-cell>
          <table:table-cell table:style-name="ce12" office:value-type="string" calcext:value-type="string">
            <text:p>error 404</text:p>
          </table:table-cell>
          <table:table-cell table:number-columns-repeated="15" table:style-name="ce12" office:value-type="string" calcext:value-type="string">
            <text:p>error: 404 Not Found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foodpedia.tk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foodpedia.t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ege.edu.tr/ep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ege.edu.tr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od.apc.gov.tw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od.apc.gov.tw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ecowlim.tfri.gov.tw/sparql/quer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ecowlim.tfri.gov.tw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eoname.linkedopendata.tw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eoname.linkedopendata.tw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odw.tw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odw.tw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15" table:style-name="ce12" office:value-type="string" calcext:value-type="string">
            <text:p>error: Unexpected response type HT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omelo.iis.sinica.edu.tw:202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omelo.iis.sinica.edu.tw:202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resrev.ilrt.bris.ac.uk/data-server-workshop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resrev.ilrt.bris.ac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crystaleye.ch.cam.ac.uk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crystaleye.ch.cam.ac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copac.ac.uk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copac.ac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open.ac.uk/quer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open.ac.uk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502 Proxy Error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core.kmi.open.ac.uk/squer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core.kmi.open.ac.uk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iserve.kmi.open.ac.uk/iserv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iserve.kmi.open.ac.uk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meducator.open.ac.uk/resourcesrestapi/rest/meducator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meducator.open.ac.uk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martlink.open.ac.uk/smartlink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martlink.open.ac.uk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ov.tso.co.uk/transport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ov.tso.co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ov.tso.co.uk/dcl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ov.tso.co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ov.tso.co.uk/coin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ov.tso.co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ov.tso.co.uk/legislation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ov.tso.co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openuplabs.tso.co.uk/sparql/gov-education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openuplabs.tso.co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os.services.tso.co.uk/geo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os.services.tso.co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ervices.data.gov.uk/research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ervices.data.gov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ervices.data.gov.uk/referenc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ervices.data.gov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ervices.data.gov.uk/environment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ervices.data.gov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ervices.data.gov.uk/patent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ervices.data.gov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ervices.data.gov.uk/transport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ervices.data.gov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ervices.data.gov.uk/education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ervices.data.gov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ervices.data.gov.uk/statistic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ervices.data.gov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ervices.data.gov.uk/busines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ervices.data.gov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ending.lichfielddc.gov.uk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ending.lichfielddc.gov.uk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rdf.ng-london.org.uk/raphae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rdf.ng-london.org.uk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open-biomed.org.uk/sparql/endpoint/flyted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open-biomed.org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open-biomed.org.uk/sparql/endpoint/tcm.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open-biomed.org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open-biomed.org.uk/sparql/endpoint/bdgp_20081030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open-biomed.org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open-biomed.org.uk/sparql/endpoint/flyatlas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open-biomed.org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open-biomed.org.uk/sparql/endpoint/flybase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open-biomed.org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open-biomed.org.uk/sparql/endpoint/tcm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open-biomed.org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imash.leeds.ac.uk:8080/openrdf-workbench/repositories/amon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imash.leeds.ac.uk:808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/>
          <table:table-cell table:style-name="ce19"/>
          <table:table-cell table:style-name="ce12" table:number-columns-repeated="47"/>
          <table:table-cell table:number-columns-repeated="975"/>
        </table:table-row>
        <table:table-row table:style-name="ro1" table:number-rows-repeated="10478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HTTP.T1:HTTP.U1 HTTP.T3:HTTP.U3 HTTP.B732:HTTP.B1048576 HTTP.B1:HTTP.B1 HTTP.B3:HTTP.B3">
            <calcext:condition calcext:apply-style-name="Bad" calcext:value="=&quot;X&quot;" calcext:base-cell-address="HTTP.B1"/>
            <calcext:condition calcext:apply-style-name="Good" calcext:value="=&quot;G&quot;" calcext:base-cell-address="HTTP.B1"/>
            <calcext:condition calcext:apply-style-name="Neutral" calcext:value="=&quot;I&quot;" calcext:base-cell-address="HTTP.B1"/>
          </calcext:conditional-format>
          <calcext:conditional-format calcext:target-range-address="HTTP.B732:HTTP.B1048576 HTTP.B1:HTTP.B3">
            <calcext:condition calcext:apply-style-name="Good" calcext:value="=&quot;G&quot;" calcext:base-cell-address="HTTP.B1"/>
            <calcext:condition calcext:apply-style-name="Bad" calcext:value="=&quot;X&quot;" calcext:base-cell-address="HTTP.B1"/>
            <calcext:condition calcext:apply-style-name="Neutral" calcext:value="=&quot;I&quot;" calcext:base-cell-address="HTTP.B1"/>
          </calcext:conditional-format>
          <calcext:conditional-format calcext:target-range-address="HTTP.AX305:HTTP.AMJ331 HTTP.A4:HTTP.AW731">
            <calcext:condition calcext:apply-style-name="Good" calcext:value="=&quot;G&quot;" calcext:base-cell-address="HTTP.A4"/>
            <calcext:condition calcext:apply-style-name="Bad" calcext:value="=&quot;X&quot;" calcext:base-cell-address="HTTP.A4"/>
            <calcext:condition calcext:apply-style-name="Neutral" calcext:value="=&quot;I&quot;" calcext:base-cell-address="HTTP.A4"/>
            <calcext:condition calcext:apply-style-name="Error" calcext:value="begins-with(&quot;error&quot;)" calcext:base-cell-address="HTTP.A4"/>
            <calcext:condition calcext:apply-style-name="Error" calcext:value="begins-with(&quot;no&quot;)" calcext:base-cell-address="HTTP.A4"/>
            <calcext:condition calcext:apply-style-name="Good" calcext:value="begins-with(&quot;yes&quot;)" calcext:base-cell-address="HTTP.A4"/>
            <calcext:condition calcext:apply-style-name="Light Blue" calcext:value="=&quot;...&quot;" calcext:base-cell-address="HTTP.A4"/>
          </calcext:conditional-format>
        </calcext:conditional-formats>
      </table:table>
      <table:table table:name="HTTPS" table:style-name="ta1">
        <office:forms form:automatic-focus="false" form:apply-design-mode="false"/>
        <table:table-column table:style-name="co3" table:default-cell-style-name="ce26"/>
        <table:table-column table:style-name="co2" table:default-cell-style-name="ce25"/>
        <table:table-column table:style-name="co2" table:number-columns-repeated="62" table:default-cell-style-name="ce26"/>
        <table:table-column table:style-name="co2" table:number-columns-repeated="960" table:default-cell-style-name="Default"/>
        <table:table-row table:style-name="ro1">
          <table:table-cell table:style-name="ce24" office:value-type="string" calcext:value-type="string">
            <text:p>Unique <text:span text:style-name="T1">HTTPS</text:span> endoints tested with <text:a xlink:href="http://vlab.happybeing.com/" xlink:type="simple">http://vlab.happybeing.com</text:a>      Tests done with <text:span text:style-name="T1">CORS checks disabled </text:span>in the browser:</text:p>
          </table:table-cell>
          <table:table-cell table:number-columns-repeated="10"/>
          <table:table-cell table:style-name="ce24"/>
          <table:table-cell table:style-name="ce36"/>
          <table:table-cell table:number-columns-repeated="6"/>
          <table:table-cell table:style-name="ce39"/>
          <table:table-cell table:style-name="ce40"/>
          <table:table-cell table:number-columns-repeated="1003"/>
        </table:table-row>
        <table:table-row table:style-name="ro1">
          <table:table-cell table:style-name="ce24"/>
          <table:table-cell table:style-name="ce29"/>
          <table:table-cell office:value-type="string" calcext:value-type="string">
            <text:p>Checked using Firefox</text:p>
          </table:table-cell>
          <table:table-cell table:style-name="ce32" table:number-columns-repeated="5"/>
          <table:table-cell/>
          <table:table-cell table:style-name="ce33" office:value-type="string" calcext:value-type="string">
            <text:p>Endpoint Summary:</text:p>
          </table:table-cell>
          <table:table-cell table:style-name="ce34" office:value-type="string" calcext:value-type="string">
            <text:p>G(ood)</text:p>
          </table:table-cell>
          <table:table-cell table:style-name="ce35" office:value-type="string" calcext:value-type="string">
            <text:p>I(nvalid)</text:p>
          </table:table-cell>
          <table:table-cell table:style-name="ce37" office:value-type="string" calcext:value-type="string">
            <text:p>X(fail)</text:p>
          </table:table-cell>
          <table:table-cell table:style-name="ce38" table:number-columns-repeated="2"/>
          <table:table-cell table:number-columns-repeated="4"/>
          <table:table-cell table:style-name="ce24"/>
          <table:table-cell table:number-columns-repeated="8"/>
          <table:table-cell table:style-name="ce24" office:value-type="string" calcext:value-type="string">
            <text:p>Key:</text:p>
          </table:table-cell>
          <table:table-cell table:style-name="ce41" office:value-type="string" calcext:value-type="string">
            <text:p>G(ood)</text:p>
          </table:table-cell>
          <table:table-cell table:style-name="ce42" office:value-type="string" calcext:value-type="string">
            <text:p>I(nvalid)</text:p>
          </table:table-cell>
          <table:table-cell table:style-name="ce44" office:value-type="string" calcext:value-type="string">
            <text:p>X(fail)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Endpoint URL</text:p>
          </table:table-cell>
          <table:table-cell table:style-name="ce30" office:value-type="string" calcext:value-type="string">
            <text:p>Summary</text:p>
          </table:table-cell>
          <table:table-cell table:style-name="ce23" office:value-type="string" calcext:value-type="string">
            <text:p>SPARQL Endpoint</text:p>
          </table:table-cell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Turtle</text:p>
          </table:table-cell>
          <table:table-cell table:style-name="ce23" office:value-type="string" calcext:value-type="string">
            <text:p>XML</text:p>
          </table:table-cell>
          <table:table-cell table:style-name="ce23" office:value-type="string" calcext:value-type="string">
            <text:p>CSV</text:p>
          </table:table-cell>
          <table:table-cell table:style-name="ce23" office:value-type="string" calcext:value-type="string">
            <text:p>JSON</text:p>
          </table:table-cell>
          <table:table-cell table:style-name="ce23" office:value-type="string" calcext:value-type="string">
            <text:p>1.0 ASK[.]</text:p>
          </table:table-cell>
          <table:table-cell table:style-name="ce23" office:value-type="string" calcext:value-type="string">
            <text:p>1.0 CON[.]</text:p>
          </table:table-cell>
          <table:table-cell table:style-name="ce23" office:value-type="string" calcext:value-type="string">
            <text:p>1.0 CON[JOIN]</text:p>
          </table:table-cell>
          <table:table-cell table:style-name="ce23" office:value-type="string" calcext:value-type="string">
            <text:p>1.0 CON[OPT]</text:p>
          </table:table-cell>
          <table:table-cell table:style-name="ce23" office:value-type="string" calcext:value-type="string">
            <text:p>1.1 ASK[FIL(!IN)]</text:p>
          </table:table-cell>
          <table:table-cell table:style-name="ce23" office:value-type="string" calcext:value-type="string">
            <text:p>1.1 CON-[.]</text:p>
          </table:table-cell>
          <table:table-cell table:style-name="ce23" office:value-type="string" calcext:value-type="string">
            <text:p>1.1 SEL[AVG]</text:p>
          </table:table-cell>
          <table:table-cell table:style-name="ce23" office:value-type="string" calcext:value-type="string">
            <text:p>1.1 SEL[BIND]</text:p>
          </table:table-cell>
          <table:table-cell table:style-name="ce23" office:value-type="string" calcext:value-type="string">
            <text:p>1.1 SEL[FIL(!EXISTS)]</text:p>
          </table:table-cell>
          <table:table-cell table:style-name="ce23" office:value-type="string" calcext:value-type="string">
            <text:p>SPARQL v1.0</text:p>
          </table:table-cell>
          <table:table-cell table:style-name="ce23" office:value-type="string" calcext:value-type="string">
            <text:p>SPARQL v1.1</text:p>
          </table:table-cell>
          <table:table-cell table:style-name="ce23" office:value-type="string" calcext:value-type="string">
            <text:p># triples</text:p>
          </table:table-cell>
          <table:table-cell table:style-name="ce23" office:value-type="string" calcext:value-type="string">
            <text:p># classes</text:p>
          </table:table-cell>
          <table:table-cell table:style-name="ce23" office:value-type="string" calcext:value-type="string">
            <text:p># properties</text:p>
          </table:table-cell>
          <table:table-cell table:style-name="ce23" office:value-type="string" calcext:value-type="string">
            <text:p># subjects</text:p>
          </table:table-cell>
          <table:table-cell table:style-name="ce23" office:value-type="string" calcext:value-type="string">
            <text:p># objects</text:p>
          </table:table-cell>
          <table:table-cell table:style-name="ce23" office:value-type="string" calcext:value-type="string">
            <text:p>Class Partitions</text:p>
          </table:table-cell>
          <table:table-cell table:style-name="ce23" office:value-type="string" calcext:value-type="string">
            <text:p>C Partition # triples</text:p>
          </table:table-cell>
          <table:table-cell table:style-name="ce23" office:value-type="string" calcext:value-type="string">
            <text:p>C Partition # classes</text:p>
          </table:table-cell>
          <table:table-cell table:style-name="ce23" office:value-type="string" calcext:value-type="string">
            <text:p>C Partition # predicates</text:p>
          </table:table-cell>
          <table:table-cell table:style-name="ce23" office:value-type="string" calcext:value-type="string">
            <text:p>C Partition # subjects</text:p>
          </table:table-cell>
          <table:table-cell table:style-name="ce23" office:value-type="string" calcext:value-type="string">
            <text:p>C Partition # objects</text:p>
          </table:table-cell>
          <table:table-cell table:style-name="ce23" office:value-type="string" calcext:value-type="string">
            <text:p>Property Partitions</text:p>
          </table:table-cell>
          <table:table-cell table:style-name="ce23" office:value-type="string" calcext:value-type="string">
            <text:p>P Partition # tripes</text:p>
          </table:table-cell>
          <table:table-cell table:style-name="ce23" office:value-type="string" calcext:value-type="string">
            <text:p>P Partition # subjects</text:p>
          </table:table-cell>
          <table:table-cell table:style-name="ce23" office:value-type="string" calcext:value-type="string">
            <text:p>P Partition # objects</text:p>
          </table:table-cell>
          <table:table-cell table:style-name="ce23" office:value-type="string" calcext:value-type="string">
            <text:p>PP's by Class</text:p>
          </table:table-cell>
          <table:table-cell table:style-name="ce23" office:value-type="string" calcext:value-type="string">
            <text:p># triples w C as Pred.</text:p>
          </table:table-cell>
          <table:table-cell table:style-name="ce23" office:value-type="string" calcext:value-type="string">
            <text:p># subjects in C/P/T</text:p>
          </table:table-cell>
          <table:table-cell table:style-name="ce23" office:value-type="string" calcext:value-type="string">
            <text:p># objects in C/P/T</text:p>
          </table:table-cell>
          <table:table-cell table:style-name="ce23" office:value-type="string" calcext:value-type="string">
            <text:p>QF1</text:p>
          </table:table-cell>
          <table:table-cell table:style-name="ce23" office:value-type="string" calcext:value-type="string">
            <text:p>QF2</text:p>
          </table:table-cell>
          <table:table-cell table:style-name="ce23" office:value-type="string" calcext:value-type="string">
            <text:p>QF3</text:p>
          </table:table-cell>
          <table:table-cell table:style-name="ce23" office:value-type="string" calcext:value-type="string">
            <text:p>QF4</text:p>
          </table:table-cell>
          <table:table-cell table:style-name="ce23" office:value-type="string" calcext:value-type="string">
            <text:p>QF5</text:p>
          </table:table-cell>
          <table:table-cell table:style-name="ce23" office:value-type="string" calcext:value-type="string">
            <text:p>QF6</text:p>
          </table:table-cell>
          <table:table-cell table:style-name="ce23" office:value-type="string" calcext:value-type="string">
            <text:p>QF7</text:p>
          </table:table-cell>
          <table:table-cell table:style-name="ce23" office:value-type="string" calcext:value-type="string">
            <text:p>QF8</text:p>
          </table:table-cell>
          <table:table-cell table:style-name="ce23" office:value-type="string" calcext:value-type="string">
            <text:p>QF9</text:p>
          </table:table-cell>
          <table:table-cell table:style-name="ce23" office:value-type="string" calcext:value-type="string">
            <text:p>QF10</text:p>
          </table:table-cell>
          <table:table-cell table:style-name="ce23" office:value-type="string" calcext:value-type="string">
            <text:p>Custom Query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sparql.geo.admin.ch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sparql.geo.admin.ch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no: got XML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no: got XML</text:p>
          </table:table-cell>
          <table:table-cell table:style-name="ce23" office:value-type="string" calcext:value-type="string">
            <text:p>yes XML</text:p>
          </table:table-cell>
          <table:table-cell table:number-columns-repeated="10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api.aucklandmuseum.com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api.aucklandmuseum.com</text:p>
          </table:table-cell>
          <table:table-cell table:style-name="ce23" office:value-type="string" calcext:value-type="string">
            <text:p>1.0 (inferred)</text:p>
          </table:table-cell>
          <table:table-cell table:number-columns-repeated="3" table:style-name="ce23" office:value-type="string" calcext:value-type="string">
            <text:p>error: 400 Bad Request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dydra.com/markw/polyadenylation-sites-in-magnaporthe-oryza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dydra.com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error: 400 Bad Request</text:p>
          </table:table-cell>
          <table:table-cell table:style-name="ce23" office:value-type="string" calcext:value-type="string">
            <text:p>...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style-name="ce23" office:value-type="string" calcext:value-type="string">
            <text:p>...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error: 400 Bad Request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...</text:p>
          </table:table-cell>
          <table:table-cell table:style-name="ce23" office:value-type="string" calcext:value-type="string">
            <text:p>yes Ttl</text:p>
          </table:table-cell>
          <table:table-cell table:number-columns-repeated="2" table:style-name="ce23" office:value-type="string" calcext:value-type="string">
            <text:p>error: 400 Bad Request</text:p>
          </table:table-cell>
          <table:table-cell table:style-name="ce23" office:value-type="string" calcext:value-type="string">
            <text:p>...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error: 400 Bad Request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idsm.elixir-czech.cz/sparql/endpoint/idsm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idsm.elixir-czech.cz</text:p>
          </table:table-cell>
          <table:table-cell table:style-name="ce23" office:value-type="string" calcext:value-type="string">
            <text:p>1.0 (inferred) HTML</text:p>
          </table:table-cell>
          <table:table-cell table:style-name="ce23" office:value-type="string" calcext:value-type="string">
            <text:p>error: 406 406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number-columns-repeated="2" table:style-name="ce23" office:value-type="string" calcext:value-type="string">
            <text:p>yes Json</text:p>
          </table:table-cell>
          <table:table-cell table:number-columns-repeated="3"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style-name="ce23" office:value-type="string" calcext:value-type="string">
            <text:p>yes CSV</text:p>
          </table:table-cell>
          <table:table-cell table:number-columns-repeated="5" table:style-name="ce23" office:value-type="string" calcext:value-type="string">
            <text:p>yes Json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data.gov.cz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data.gov.cz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dbmi-icode-01.dbmi.pitt.edu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dbmi-icode-01.dbmi.pitt.edu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covid.geog.ucsb.edu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covid.geog.ucsb.edu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error: 406</text:p>
          </table:table-cell>
          <table:table-cell table:number-columns-repeated="2" table:style-name="ce23" office:value-type="string" calcext:value-type="string">
            <text:p>yes Json</text:p>
          </table:table-cell>
          <table:table-cell table:number-columns-repeated="3"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Json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yes CSV</text:p>
          </table:table-cell>
          <table:table-cell table:style-name="ce23" office:value-type="string" calcext:value-type="string">
            <text:p>error: 504 Gateway Time-out</text:p>
          </table:table-cell>
          <table:table-cell table:number-columns-repeated="2" table:style-name="ce23" office:value-type="string" calcext:value-type="string">
            <text:p>yes CSV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eagle-i.itmat.upenn.edu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eagle-i.itmat.upenn.edu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opendata.aragon.es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opendata.aragon.es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lov.linkeddata.es/dataset/lov/sparql/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lov.linkeddata.es</text:p>
          </table:table-cell>
          <table:table-cell table:style-name="ce23" office:value-type="string" calcext:value-type="string">
            <text:p>1.0 (inferred) text/plain</text:p>
          </table:table-cell>
          <table:table-cell table:style-name="ce23" office:value-type="string" calcext:value-type="string">
            <text:p>no: got XM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number-columns-repeated="2" table:style-name="ce23" office:value-type="string" calcext:value-type="string">
            <text:p>yes Json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Json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Json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data.europa.eu/euodp/sparqlep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data.europa.eu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joinup.ec.europa.eu/sparql/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joinup.ec.europa.eu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semantic.eea.europa.eu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semantic.eea.europa.eu</text:p>
          </table:table-cell>
          <table:table-cell table:style-name="ce23" office:value-type="string" calcext:value-type="string">
            <text:p>1.0 (inferred) HTM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www.europeandataportal.eu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www.europeandataportal.eu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io.datascience-paris-saclay.f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io.datascience-paris-saclay.fr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sparql.lri.f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sparql.lri.fr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number-columns-repeated="2" table:style-name="ce23" office:value-type="string" calcext:value-type="string">
            <text:p>error: 400 Bad Request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error: 400 Bad Request</text:p>
          </table:table-cell>
          <table:table-cell table:number-columns-repeated="2" table:style-name="ce23" office:value-type="string" calcext:value-type="string">
            <text:p>yes XML</text:p>
          </table:table-cell>
          <table:table-cell table:style-name="ce23" office:value-type="string" calcext:value-type="string">
            <text:p>error: 400 Bad Request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www.nakala.f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www.nakala.fr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opendata1.opendata.u-psud.f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opendata1.opendata.u-psud.fr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id.nlm.nih.gov/mesh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id.nlm.nih.gov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error: Reported text/plain is XM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style-name="ce23" office:value-type="string" calcext:value-type="string">
            <text:p>error: Reported text/plain is XML</text:p>
          </table:table-cell>
          <table:table-cell table:style-name="ce23" office:value-type="string" calcext:value-type="string">
            <text:p>error: Unexpected response type text/plain</text:p>
          </table:table-cell>
          <table:table-cell table:style-name="ce23" office:value-type="string" calcext:value-type="string">
            <text:p>error: Reported text/plain is XML</text:p>
          </table:table-cell>
          <table:table-cell table:style-name="ce23" office:value-type="string" calcext:value-type="string">
            <text:p>error: Unexpected response type text/plain</text:p>
          </table:table-cell>
          <table:table-cell table:style-name="ce23" office:value-type="string" calcext:value-type="string">
            <text:p>error: Reported text/plain is XML</text:p>
          </table:table-cell>
          <table:table-cell table:style-name="ce23" office:value-type="string" calcext:value-type="string">
            <text:p>error: Unexpected response type text/plain</text:p>
          </table:table-cell>
          <table:table-cell table:number-columns-repeated="5" table:style-name="ce23" office:value-type="string" calcext:value-type="string">
            <text:p>error: Reported text/plain i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dba-rdf.biosciencedbc.jp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dba-rdf.biosciencedbc.jp</text:p>
          </table:table-cell>
          <table:table-cell table:style-name="ce23" office:value-type="string" calcext:value-type="string">
            <text:p>1.0 (inferred) HTM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ideal-rdf.dbcls.jp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ideal-rdf.dbcls.jp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jpsearch.go.jp/rdf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jpsearch.go.jp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alaska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alaska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cau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cau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ccny-cuny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ccny-cuny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cdrewu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cdrewu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famu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famu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global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global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harvard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harvard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hawaii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hawaii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howard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howard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hunter-cuny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hunter-cuny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jsu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jsu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meharry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meharry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montana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montana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msm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msm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ohsu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ohsu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psm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psm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shared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shared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tsu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tsu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tuskegee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tuskegee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uccaribe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uccaribe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upr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upr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utep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utep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utsa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utsa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xula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xula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www.orpha.net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www.orpha.net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data.pdok.nl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data.pdok.nl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error: 406</text:p>
          </table:table-cell>
          <table:table-cell table:number-columns-repeated="2" table:style-name="ce23" office:value-type="string" calcext:value-type="string">
            <text:p>yes Json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error: 504 Gateway Time-out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Json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error: 504 Gateway Time-out</text:p>
          </table:table-cell>
          <table:table-cell table:number-columns-repeated="4" table:style-name="ce23" office:value-type="string" calcext:value-type="string">
            <text:p>yes CSV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dbpedia.org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dbpedia.org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2" table:style-name="ce23" office:value-type="string" calcext:value-type="string">
            <text:p>yes Ttl</text:p>
          </table:table-cell>
          <table:table-cell table:style-name="ce23" office:value-type="string" calcext:value-type="string">
            <text:p>error: 500 SPARQL Request Failed</text:p>
          </table:table-cell>
          <table:table-cell table:number-columns-repeated="8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www.foodie-cloud.org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www.foodie-cloud.org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data.gesis.org/claimskg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data.gesis.org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landportal.org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landportal.org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6" table:style-name="ce23" office:value-type="string" calcext:value-type="string">
            <text:p>yes Ttl</text:p>
          </table:table-cell>
          <table:table-cell table:style-name="ce23" office:value-type="string" calcext:value-type="string">
            <text:p>error: Ttl</text:p>
          </table:table-cell>
          <table:table-cell table:number-columns-repeated="4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rdf.metanetx.org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rdf.metanetx.org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api.nextprot.org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api.nextprot.org</text:p>
          </table:table-cell>
          <table:table-cell table:style-name="ce23" office:value-type="string" calcext:value-type="string">
            <text:p>1.0 (inferred) HTML</text:p>
          </table:table-cell>
          <table:table-cell table:style-name="ce23" office:value-type="string" calcext:value-type="string">
            <text:p>yes Ttl</text:p>
          </table:table-cell>
          <table:table-cell table:number-columns-repeated="3" table:style-name="ce23" office:value-type="string" calcext:value-type="string">
            <text:p>no: got Ttl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sparql.nextprot.org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sparql.nextprot.org</text:p>
          </table:table-cell>
          <table:table-cell table:style-name="ce23" office:value-type="string" calcext:value-type="string">
            <text:p>1.0 (inferred) HTML</text:p>
          </table:table-cell>
          <table:table-cell table:style-name="ce23" office:value-type="string" calcext:value-type="string">
            <text:p>no: got XML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no: got XML</text:p>
          </table:table-cell>
          <table:table-cell table:style-name="ce23" office:value-type="string" calcext:value-type="string">
            <text:p>yes XML</text:p>
          </table:table-cell>
          <table:table-cell table:number-columns-repeated="10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sparql.omabrowser.org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sparql.omabrowser.org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opendatacommunities.org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opendatacommunities.org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0 Bad Request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error: 400 Bad Request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sparql.orthodb.org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sparql.orthodb.org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2" table:style-name="ce23" office:value-type="string" calcext:value-type="string">
            <text:p>yes Ttl</text:p>
          </table:table-cell>
          <table:table-cell table:style-name="ce23" office:value-type="string" calcext:value-type="string">
            <text:p>...</text:p>
          </table:table-cell>
          <table:table-cell table:number-columns-repeated="8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bmrbpub.pdbj.org/search/rdf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bmrbpub.pdbj.org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2" table:style-name="ce23" office:value-type="string" calcext:value-type="string">
            <text:p>yes Ttl</text:p>
          </table:table-cell>
          <table:table-cell table:style-name="ce23" office:value-type="string" calcext:value-type="string">
            <text:p>...</text:p>
          </table:table-cell>
          <table:table-cell table:number-columns-repeated="8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sparql.rhea-db.org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sparql.rhea-db.org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5" table:style-name="ce23" office:value-type="string" calcext:value-type="string">
            <text:p>yes Ttl</text:p>
          </table:table-cell>
          <table:table-cell table:style-name="ce23" office:value-type="string" calcext:value-type="string">
            <text:p>error: 500 SPARQL Request Failed</text:p>
          </table:table-cell>
          <table:table-cell table:number-columns-repeated="5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sparql.uniprot.org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sparql.uniprot.org</text:p>
          </table:table-cell>
          <table:table-cell table:style-name="ce23" office:value-type="string" calcext:value-type="string">
            <text:p>1.0 (inferred) HTML</text:p>
          </table:table-cell>
          <table:table-cell table:style-name="ce23" office:value-type="string" calcext:value-type="string">
            <text:p>error: 400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...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Ttl</text:p>
          </table:table-cell>
          <table:table-cell table:number-columns-repeated="4" table:style-name="ce23" office:value-type="string" calcext:value-type="string">
            <text:p>yes CSV</text:p>
          </table:table-cell>
          <table:table-cell table:style-name="ce23" office:value-type="string" calcext:value-type="string">
            <text:p>error: <text:s/>Invalid Closing Quote CSV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sparql.uniprot.org/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sparql.uniprot.org</text:p>
          </table:table-cell>
          <table:table-cell table:style-name="ce23" office:value-type="string" calcext:value-type="string">
            <text:p>1.0 (inferred) HTML</text:p>
          </table:table-cell>
          <table:table-cell table:style-name="ce23" office:value-type="string" calcext:value-type="string">
            <text:p>error: 400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query.wikidata.org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query.wikidata.org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no: got XM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no: got XML</text:p>
          </table:table-cell>
          <table:table-cell table:style-name="ce23" office:value-type="string" calcext:value-type="string">
            <text:p>yes Json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2" table:style-name="ce23" office:value-type="string" calcext:value-type="string">
            <text:p>error: 500 Internal Server Error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error: 500 Internal Server Error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error: 429 No Reason Phrase</text:p>
          </table:table-cell>
          <table:table-cell table:number-columns-repeated="2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isidore.science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isidore.science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statistics.gov.scot/sparql/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statistics.gov.sco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0 Bad Request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error: 400 Bad Request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www.ebi.ac.uk/rdf/services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www.ebi.ac.uk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error: Reported 'none' is XM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style-name="ce23" office:value-type="string" calcext:value-type="string">
            <text:p>error: Reported 'none' is XML</text:p>
          </table:table-cell>
          <table:table-cell table:style-name="ce23" office:value-type="string" calcext:value-type="string">
            <text:p>error: Unexpected response type 'none'</text:p>
          </table:table-cell>
          <table:table-cell table:style-name="ce23" office:value-type="string" calcext:value-type="string">
            <text:p>error: Reported 'none' is XML</text:p>
          </table:table-cell>
          <table:table-cell table:style-name="ce23" office:value-type="string" calcext:value-type="string">
            <text:p>error: Unexpected response type 'none'</text:p>
          </table:table-cell>
          <table:table-cell table:style-name="ce23" office:value-type="string" calcext:value-type="string">
            <text:p>error: Reported 'none' is XML</text:p>
          </table:table-cell>
          <table:table-cell table:style-name="ce23" office:value-type="string" calcext:value-type="string">
            <text:p>error: Unexpected response type 'none'</text:p>
          </table:table-cell>
          <table:table-cell table:number-columns-repeated="5" table:style-name="ce23" office:value-type="string" calcext:value-type="string">
            <text:p>error: Reported 'none' i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data.ox.ac.uk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data.ox.ac.uk</text:p>
          </table:table-cell>
          <table:table-cell table:style-name="ce23" office:value-type="string" calcext:value-type="string">
            <text:p>1.0 (inferred) HTML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api.parliament.uk/sparql</text:p>
          </table:table-cell>
          <table:table-cell table:style-name="ce57" office:value-type="string" calcext:value-type="string">
            <text:p>G</text:p>
          </table:table-cell>
          <table:table-cell table:style-name="ce23" office:value-type="string" calcext:value-type="string">
            <text:p>api.parliament.uk</text:p>
          </table:table-cell>
          <table:table-cell table:style-name="ce23" office:value-type="string" calcext:value-type="string">
            <text:p>1.1 (inferred) XML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error: 406 Not Acceptable</text:p>
          </table:table-cell>
          <table:table-cell table:number-columns-repeated="2" table:style-name="ce23" office:value-type="string" calcext:value-type="string">
            <text:p>yes Json</text:p>
          </table:table-cell>
          <table:table-cell table:style-name="ce23" office:value-type="string" calcext:value-type="string">
            <text:p>error: 429 Too Many Requests</text:p>
          </table:table-cell>
          <table:table-cell table:style-name="ce23" office:value-type="string" calcext:value-type="string">
            <text:p>error: 500 Internal Server Error</text:p>
          </table:table-cell>
          <table:table-cell table:number-columns-repeated="8" table:style-name="ce23" office:value-type="string" calcext:value-type="string">
            <text:p>error: 429 Too Many Request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sparql.crssnky.xyz/spql/imas/query</text:p>
          </table:table-cell>
          <table:table-cell table:style-name="ce57" office:value-type="string" calcext:value-type="string">
            <text:p>G</text:p>
          </table:table-cell>
          <table:table-cell table:style-name="ce23" office:value-type="string" calcext:value-type="string">
            <text:p>sparql.crssnky.xyz</text:p>
          </table:table-cell>
          <table:table-cell table:style-name="ce23" office:value-type="string" calcext:value-type="string">
            <text:p>error 404</text:p>
          </table:table-cell>
          <table:table-cell table:style-name="ce23" office:value-type="string" calcext:value-type="string">
            <text:p>no: got XM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number-columns-repeated="2" table:style-name="ce23" office:value-type="string" calcext:value-type="string">
            <text:p>yes Json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Json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Json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www.kanzaki.com/works/2011/stat/</text:p>
          </table:table-cell>
          <table:table-cell table:style-name="ce30" office:value-type="string" calcext:value-type="string">
            <text:p>I</text:p>
          </table:table-cell>
          <table:table-cell table:style-name="ce23" office:value-type="string" calcext:value-type="string">
            <text:p>www.kanzaki.com</text:p>
          </table:table-cell>
          <table:table-cell table:style-name="ce23" office:value-type="string" calcext:value-type="string">
            <text:p>1.0 (inferred) HTML</text:p>
          </table:table-cell>
          <table:table-cell table:number-columns-repeated="3" table:style-name="ce23" office:value-type="string" calcext:value-type="string">
            <text:p>error: Reported HTML is XML</text:p>
          </table:table-cell>
          <table:table-cell table:style-name="ce23" office:value-type="string" calcext:value-type="string">
            <text:p>error: Reported HTML is Json</text:p>
          </table:table-cell>
          <table:table-cell table:number-columns-repeated="2" table:style-name="ce23" office:value-type="string" calcext:value-type="string">
            <text:p>error: Reported HTML is XML</text:p>
          </table:table-cell>
          <table:table-cell table:style-name="ce23" office:value-type="string" calcext:value-type="string">
            <text:p>error: Unexpected response type HTML</text:p>
          </table:table-cell>
          <table:table-cell table:style-name="ce23" office:value-type="string" calcext:value-type="string">
            <text:p>error: Reported HTML is XML</text:p>
          </table:table-cell>
          <table:table-cell table:number-columns-repeated="2" table:style-name="ce23" office:value-type="string" calcext:value-type="string">
            <text:p>error: Unexpected response type HTML</text:p>
          </table:table-cell>
          <table:table-cell table:style-name="ce23" office:value-type="string" calcext:value-type="string">
            <text:p>error: Reported HTML is XML</text:p>
          </table:table-cell>
          <table:table-cell table:number-columns-repeated="2" table:style-name="ce23" office:value-type="string" calcext:value-type="string">
            <text:p>error: Unexpected response type HTML</text:p>
          </table:table-cell>
          <table:table-cell table:style-name="ce23" office:value-type="string" calcext:value-type="string">
            <text:p>error: Reported HTML is XML</text:p>
          </table:table-cell>
          <table:table-cell table:style-name="ce23" office:value-type="string" calcext:value-type="string">
            <text:p>error: Unexpected response type HT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id.ndl.go.jp/auth/ndlsh</text:p>
          </table:table-cell>
          <table:table-cell table:style-name="ce30" office:value-type="string" calcext:value-type="string">
            <text:p>I</text:p>
          </table:table-cell>
          <table:table-cell table:style-name="ce23" office:value-type="string" calcext:value-type="string">
            <text:p>id.ndl.go.jp</text:p>
          </table:table-cell>
          <table:table-cell table:style-name="ce23" office:value-type="string" calcext:value-type="string">
            <text:p>1.0 (inferred) HTML</text:p>
          </table:table-cell>
          <table:table-cell table:number-columns-repeated="3" table:style-name="ce23" office:value-type="string" calcext:value-type="string">
            <text:p>error: Reported text/plain is XML</text:p>
          </table:table-cell>
          <table:table-cell table:number-columns-repeated="2" table:style-name="ce23" office:value-type="string" calcext:value-type="string">
            <text:p>error: Reported text/plain is Json</text:p>
          </table:table-cell>
          <table:table-cell table:style-name="ce23" office:value-type="string" calcext:value-type="string">
            <text:p>error: Reported text/plain is XML</text:p>
          </table:table-cell>
          <table:table-cell table:style-name="ce23" office:value-type="string" calcext:value-type="string">
            <text:p>error: Unexpected response type HTML</text:p>
          </table:table-cell>
          <table:table-cell table:style-name="ce23" office:value-type="string" calcext:value-type="string">
            <text:p>error: Reported text/plain is XML</text:p>
          </table:table-cell>
          <table:table-cell table:number-columns-repeated="2" table:style-name="ce23" office:value-type="string" calcext:value-type="string">
            <text:p>error: Unexpected response type HTML</text:p>
          </table:table-cell>
          <table:table-cell table:style-name="ce23" office:value-type="string" calcext:value-type="string">
            <text:p>error: Reported text/plain is Json</text:p>
          </table:table-cell>
          <table:table-cell table:number-columns-repeated="2" table:style-name="ce23" office:value-type="string" calcext:value-type="string">
            <text:p>error: Unexpected response type HTML</text:p>
          </table:table-cell>
          <table:table-cell table:style-name="ce23" office:value-type="string" calcext:value-type="string">
            <text:p>error: Reported text/plain is Json</text:p>
          </table:table-cell>
          <table:table-cell table:style-name="ce23" office:value-type="string" calcext:value-type="string">
            <text:p>error: Unexpected response type HT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id.ndl.go.jp/auth/ndla</text:p>
          </table:table-cell>
          <table:table-cell table:style-name="ce30" office:value-type="string" calcext:value-type="string">
            <text:p>I</text:p>
          </table:table-cell>
          <table:table-cell table:style-name="ce23" office:value-type="string" calcext:value-type="string">
            <text:p>id.ndl.go.jp</text:p>
          </table:table-cell>
          <table:table-cell table:style-name="ce23" office:value-type="string" calcext:value-type="string">
            <text:p>1.0 (inferred) HTML</text:p>
          </table:table-cell>
          <table:table-cell table:number-columns-repeated="3" table:style-name="ce23" office:value-type="string" calcext:value-type="string">
            <text:p>error: Reported text/plain is XML</text:p>
          </table:table-cell>
          <table:table-cell table:number-columns-repeated="2" table:style-name="ce23" office:value-type="string" calcext:value-type="string">
            <text:p>error: Reported text/plain is Json</text:p>
          </table:table-cell>
          <table:table-cell table:style-name="ce23" office:value-type="string" calcext:value-type="string">
            <text:p>error: Reported text/plain is XML</text:p>
          </table:table-cell>
          <table:table-cell table:style-name="ce23" office:value-type="string" calcext:value-type="string">
            <text:p>error: Unexpected response type HTML</text:p>
          </table:table-cell>
          <table:table-cell table:style-name="ce23" office:value-type="string" calcext:value-type="string">
            <text:p>error: Reported text/plain is XML</text:p>
          </table:table-cell>
          <table:table-cell table:number-columns-repeated="2" table:style-name="ce23" office:value-type="string" calcext:value-type="string">
            <text:p>error: Unexpected response type HTML</text:p>
          </table:table-cell>
          <table:table-cell table:style-name="ce23" office:value-type="string" calcext:value-type="string">
            <text:p>error: Reported text/plain is Json</text:p>
          </table:table-cell>
          <table:table-cell table:number-columns-repeated="2" table:style-name="ce23" office:value-type="string" calcext:value-type="string">
            <text:p>error: Unexpected response type HTML</text:p>
          </table:table-cell>
          <table:table-cell table:style-name="ce23" office:value-type="string" calcext:value-type="string">
            <text:p>error: Reported text/plain is Json</text:p>
          </table:table-cell>
          <table:table-cell table:style-name="ce23" office:value-type="string" calcext:value-type="string">
            <text:p>error: Unexpected response type HT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lindas-data.ch/sparql-ui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lindas-data.ch</text:p>
          </table:table-cell>
          <table:table-cell table:style-name="ce23" office:value-type="string" calcext:value-type="string">
            <text:p>error 404</text:p>
          </table:table-cell>
          <table:table-cell table:number-columns-repeated="4" table:style-name="ce23" office:value-type="string" calcext:value-type="string">
            <text:p>error: 404 Not Found</text:p>
          </table:table-cell>
          <table:table-cell table:number-columns-repeated="11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linked.opendata.cz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linked.opendata.cz</text:p>
          </table:table-cell>
          <table:table-cell table:style-name="ce23" office:value-type="string" calcext:value-type="string">
            <text:p>unknown: error: network DNS or CORS</text:p>
          </table:table-cell>
          <table:table-cell table:number-columns-repeated="15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ruian.linked.opendata.cz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ruian.linked.opendata.cz</text:p>
          </table:table-cell>
          <table:table-cell table:style-name="ce23" office:value-type="string" calcext:value-type="string">
            <text:p>error 502</text:p>
          </table:table-cell>
          <table:table-cell table:number-columns-repeated="15" table:style-name="ce23" office:value-type="string" calcext:value-type="string">
            <text:p>error: 502 Bad Gateway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nkod.opendata.cz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nkod.opendata.cz</text:p>
          </table:table-cell>
          <table:table-cell table:style-name="ce23" office:value-type="string" calcext:value-type="string">
            <text:p>unknown: error: network DNS or CORS</text:p>
          </table:table-cell>
          <table:table-cell table:number-columns-repeated="15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eagle-i.ctsi.msu.edu/sparqler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eagle-i.ctsi.msu.edu</text:p>
          </table:table-cell>
          <table:table-cell table:style-name="ce23" office:value-type="string" calcext:value-type="string">
            <text:p>unknown: error: network DNS or CORS</text:p>
          </table:table-cell>
          <table:table-cell table:number-columns-repeated="15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dbmi-icode-01.dbmi.pitt.edu/dikb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dbmi-icode-01.dbmi.pitt.edu</text:p>
          </table:table-cell>
          <table:table-cell table:style-name="ce23" office:value-type="string" calcext:value-type="string">
            <text:p>error 404</text:p>
          </table:table-cell>
          <table:table-cell table:number-columns-repeated="15" table:style-name="ce23" office:value-type="string" calcext:value-type="string">
            <text:p>error: 404 Not Found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eagle-i.ea.vanderbilt.edu/sparqler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eagle-i.ea.vanderbilt.edu</text:p>
          </table:table-cell>
          <table:table-cell table:style-name="ce23" office:value-type="string" calcext:value-type="string">
            <text:p>unknown: error: network DNS or CORS</text:p>
          </table:table-cell>
          <table:table-cell table:number-columns-repeated="15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datos.gob.es/en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datos.gob.es</text:p>
          </table:table-cell>
          <table:table-cell table:style-name="ce23" office:value-type="string" calcext:value-type="string">
            <text:p>1.0 (inferred) HTML</text:p>
          </table:table-cell>
          <table:table-cell table:number-columns-repeated="4" table:style-name="ce23" office:value-type="string" calcext:value-type="string">
            <text:p>error: Unexpected response type HTML</text:p>
          </table:table-cell>
          <table:table-cell table:number-columns-repeated="11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publications.europa.eu/en/advanced-sparql-query-editor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publications.europa.eu</text:p>
          </table:table-cell>
          <table:table-cell table:style-name="ce23" office:value-type="string" calcext:value-type="string">
            <text:p>1.0 (inferred) HTML</text:p>
          </table:table-cell>
          <table:table-cell table:number-columns-repeated="4" table:style-name="ce23" office:value-type="string" calcext:value-type="string">
            <text:p>error: Unexpected response type HTML</text:p>
          </table:table-cell>
          <table:table-cell table:number-columns-repeated="11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data.bnf.fr/current/sparql.htm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data.bnf.fr</text:p>
          </table:table-cell>
          <table:table-cell table:style-name="ce23" office:value-type="string" calcext:value-type="string">
            <text:p>1.0 (inferred) HTML</text:p>
          </table:table-cell>
          <table:table-cell table:number-columns-repeated="15" table:style-name="ce23" office:value-type="string" calcext:value-type="string">
            <text:p>error: Unexpected response type HT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3cixty.eurecom.fr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3cixty.eurecom.fr</text:p>
          </table:table-cell>
          <table:table-cell table:style-name="ce23" office:value-type="string" calcext:value-type="string">
            <text:p>error 404</text:p>
          </table:table-cell>
          <table:table-cell table:number-columns-repeated="15" table:style-name="ce23" office:value-type="string" calcext:value-type="string">
            <text:p>error: 404 Not Found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data.idref.fr/endpoint.htm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data.idref.fr</text:p>
          </table:table-cell>
          <table:table-cell table:style-name="ce23" office:value-type="string" calcext:value-type="string">
            <text:p>1.0 (inferred) HTML</text:p>
          </table:table-cell>
          <table:table-cell table:number-columns-repeated="15" table:style-name="ce23" office:value-type="string" calcext:value-type="string">
            <text:p>error: Unexpected response type HT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hub-rnsr.idref.fr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hub-rnsr.idref.fr</text:p>
          </table:table-cell>
          <table:table-cell table:style-name="ce23" office:value-type="string" calcext:value-type="string">
            <text:p>unknown: error: network DNS or CORS</text:p>
          </table:table-cell>
          <table:table-cell table:number-columns-repeated="15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linkeddata1.calcul.u-psud.fr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linkeddata1.calcul.u-psud.fr</text:p>
          </table:table-cell>
          <table:table-cell table:style-name="ce23" office:value-type="string" calcext:value-type="string">
            <text:p>error 502</text:p>
          </table:table-cell>
          <table:table-cell table:number-columns-repeated="4" table:style-name="ce23" office:value-type="string" calcext:value-type="string">
            <text:p>error: 502 Proxy Error</text:p>
          </table:table-cell>
          <table:table-cell table:number-columns-repeated="11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digitale.bncf.firenze.sbn.it/openrdf-workbench/repositories/ns/query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digitale.bncf.firenze.sbn.it</text:p>
          </table:table-cell>
          <table:table-cell table:style-name="ce23" office:value-type="string" calcext:value-type="string">
            <text:p>error 500</text:p>
          </table:table-cell>
          <table:table-cell table:number-columns-repeated="4" table:style-name="ce23" office:value-type="string" calcext:value-type="string">
            <text:p>error: 500 Internal Server Error</text:p>
          </table:table-cell>
          <table:table-cell table:number-columns-repeated="11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stirdf.jglobal.jst.go.jp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stirdf.jglobal.jst.go.jp</text:p>
          </table:table-cell>
          <table:table-cell table:style-name="ce23" office:value-type="string" calcext:value-type="string">
            <text:p>unknown: error: network DNS or CORS</text:p>
          </table:table-cell>
          <table:table-cell table:number-columns-repeated="15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openpark.jp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openpark.jp</text:p>
          </table:table-cell>
          <table:table-cell table:style-name="ce23" office:value-type="string" calcext:value-type="string">
            <text:p>unknown: error: network DNS or CORS</text:p>
          </table:table-cell>
          <table:table-cell table:number-columns-repeated="14" table:style-name="ce23" office:value-type="string" calcext:value-type="string">
            <text:p>error: network DNS or CORS</text:p>
          </table:table-cell>
          <table:table-cell table:style-name="ce23" office:value-type="string" calcext:value-type="string">
            <text:p>...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immunology.harvard.eagle-i.net/sparqler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immunology.harvard.eagle-i.net</text:p>
          </table:table-cell>
          <table:table-cell table:style-name="ce23" office:value-type="string" calcext:value-type="string">
            <text:p>unknown: error: network DNS or CORS</text:p>
          </table:table-cell>
          <table:table-cell table:number-columns-repeated="14" table:style-name="ce23" office:value-type="string" calcext:value-type="string">
            <text:p>error: network DNS or CORS</text:p>
          </table:table-cell>
          <table:table-cell table:style-name="ce23" office:value-type="string" calcext:value-type="string">
            <text:p>...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dutchshipsandsailors.nl/data/user/query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dutchshipsandsailors.nl</text:p>
          </table:table-cell>
          <table:table-cell table:style-name="ce23" office:value-type="string" calcext:value-type="string">
            <text:p>1.0 (inferred) HTML</text:p>
          </table:table-cell>
          <table:table-cell table:number-columns-repeated="15" table:style-name="ce23" office:value-type="string" calcext:value-type="string">
            <text:p>error: Unexpected response type HT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hdt.lod.labs.vu.nl/?g=lod-a-lot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hdt.lod.labs.vu.nl</text:p>
          </table:table-cell>
          <table:table-cell table:style-name="ce23" office:value-type="string" calcext:value-type="string">
            <text:p>error 502</text:p>
          </table:table-cell>
          <table:table-cell table:number-columns-repeated="4" table:style-name="ce23" office:value-type="string" calcext:value-type="string">
            <text:p>error: 502 Bad Gateway</text:p>
          </table:table-cell>
          <table:table-cell table:number-columns-repeated="11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biogw-db.nt.ntnu.no:4333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biogw-db.nt.ntnu.no:4333</text:p>
          </table:table-cell>
          <table:table-cell table:style-name="ce23" office:value-type="string" calcext:value-type="string">
            <text:p>unknown: error: network DNS or CORS</text:p>
          </table:table-cell>
          <table:table-cell table:number-columns-repeated="15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collection.britishmuseum.org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collection.britishmuseum.org</text:p>
          </table:table-cell>
          <table:table-cell table:style-name="ce23" office:value-type="string" calcext:value-type="string">
            <text:p>error 503</text:p>
          </table:table-cell>
          <table:table-cell table:number-columns-repeated="4" table:style-name="ce23" office:value-type="string" calcext:value-type="string">
            <text:p>error: 503 Service Unavailable</text:p>
          </table:table-cell>
          <table:table-cell table:number-columns-repeated="11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collection.britishmuseum.org/resource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collection.britishmuseum.org</text:p>
          </table:table-cell>
          <table:table-cell table:style-name="ce23" office:value-type="string" calcext:value-type="string">
            <text:p>error 503</text:p>
          </table:table-cell>
          <table:table-cell table:number-columns-repeated="4" table:style-name="ce23" office:value-type="string" calcext:value-type="string">
            <text:p>error: 503 Service Unavailable</text:p>
          </table:table-cell>
          <table:table-cell table:number-columns-repeated="11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data.epo.org/linked-data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data.epo.org</text:p>
          </table:table-cell>
          <table:table-cell table:style-name="ce23" office:value-type="string" calcext:value-type="string">
            <text:p>error 404</text:p>
          </table:table-cell>
          <table:table-cell table:number-columns-repeated="15" table:style-name="ce23" office:value-type="string" calcext:value-type="string">
            <text:p>error: 404 Not Found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eagle-i.fredhutch.org/sparqler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eagle-i.fredhutch.org</text:p>
          </table:table-cell>
          <table:table-cell table:style-name="ce23" office:value-type="string" calcext:value-type="string">
            <text:p>unknown: error: network DNS or CORS</text:p>
          </table:table-cell>
          <table:table-cell table:number-columns-repeated="15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lov.okfn.org/endpoint/lov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lov.okfn.org</text:p>
          </table:table-cell>
          <table:table-cell table:style-name="ce23" office:value-type="string" calcext:value-type="string">
            <text:p>unknown: error: network DNS or CORS</text:p>
          </table:table-cell>
          <table:table-cell table:number-columns-repeated="15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w3id.org/scholarlydata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w3id.org</text:p>
          </table:table-cell>
          <table:table-cell table:style-name="ce23" office:value-type="string" calcext:value-type="string">
            <text:p>unknown: error: network DNS or CORS</text:p>
          </table:table-cell>
          <table:table-cell table:number-columns-repeated="15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www.ebi.ac.uk/rdf/services/biomodels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www.ebi.ac.uk</text:p>
          </table:table-cell>
          <table:table-cell table:style-name="ce23" office:value-type="string" calcext:value-type="string">
            <text:p>unknown: error: network DNS or CORS</text:p>
          </table:table-cell>
          <table:table-cell table:number-columns-repeated="15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www.ebi.ac.uk/rdf/services/biosamples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www.ebi.ac.uk</text:p>
          </table:table-cell>
          <table:table-cell table:style-name="ce23" office:value-type="string" calcext:value-type="string">
            <text:p>unknown: error: network DNS or CORS</text:p>
          </table:table-cell>
          <table:table-cell table:number-columns-repeated="15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www.ebi.ac.uk/rdf/services/chembl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www.ebi.ac.uk</text:p>
          </table:table-cell>
          <table:table-cell table:style-name="ce23" office:value-type="string" calcext:value-type="string">
            <text:p>unknown: error: network DNS or CORS</text:p>
          </table:table-cell>
          <table:table-cell table:number-columns-repeated="15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style-name="ce23" table:number-columns-repeated="975"/>
        </table:table-row>
        <table:table-row table:style-name="ro1">
          <table:table-cell table:style-name="ce23" office:value-type="string" calcext:value-type="string">
            <text:p>https://www.ebi.ac.uk/rdf/services/reactome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www.ebi.ac.uk</text:p>
          </table:table-cell>
          <table:table-cell table:style-name="ce23" office:value-type="string" calcext:value-type="string">
            <text:p>unknown: error: network DNS or CORS</text:p>
          </table:table-cell>
          <table:table-cell table:number-columns-repeated="15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style-name="ce23" table:number-columns-repeated="975"/>
        </table:table-row>
        <table:table-row table:style-name="ro1">
          <table:table-cell table:style-name="ce23" office:value-type="string" calcext:value-type="string">
            <text:p>https://data.open.ac.uk/index.php?path=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data.open.ac.uk</text:p>
          </table:table-cell>
          <table:table-cell table:style-name="ce23" office:value-type="string" calcext:value-type="string">
            <text:p>1.0 (inferred) HTML</text:p>
          </table:table-cell>
          <table:table-cell table:number-columns-repeated="4" table:style-name="ce23" office:value-type="string" calcext:value-type="string">
            <text:p>error: 500 Internal Server Error</text:p>
          </table:table-cell>
          <table:table-cell table:number-columns-repeated="11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style-name="ce23" table:number-columns-repeated="975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HTTPS.T1:HTTPS.U1 HTTPS.B107:HTTPS.B1048576 HTTPS.B1:HTTPS.B1 HTTPS.B3:HTTPS.B3">
            <calcext:condition calcext:apply-style-name="Bad" calcext:value="=&quot;X&quot;" calcext:base-cell-address="HTTPS.B1"/>
            <calcext:condition calcext:apply-style-name="Good" calcext:value="=&quot;G&quot;" calcext:base-cell-address="HTTPS.B1"/>
            <calcext:condition calcext:apply-style-name="Neutral" calcext:value="=&quot;I&quot;" calcext:base-cell-address="HTTPS.B1"/>
          </calcext:conditional-format>
          <calcext:conditional-format calcext:target-range-address="HTTPS.B107:HTTPS.B1048576 HTTPS.B1:HTTPS.B3">
            <calcext:condition calcext:apply-style-name="Good" calcext:value="=&quot;G&quot;" calcext:base-cell-address="HTTPS.B1"/>
            <calcext:condition calcext:apply-style-name="Bad" calcext:value="=&quot;X&quot;" calcext:base-cell-address="HTTPS.B1"/>
            <calcext:condition calcext:apply-style-name="Neutral" calcext:value="=&quot;I&quot;" calcext:base-cell-address="HTTPS.B1"/>
          </calcext:conditional-format>
          <calcext:conditional-format calcext:target-range-address="HTTPS.AX106:HTTPS.AMJ108 HTTPS.A4:HTTPS.AW108">
            <calcext:condition calcext:apply-style-name="Good" calcext:value="=&quot;G&quot;" calcext:base-cell-address="HTTPS.A4"/>
            <calcext:condition calcext:apply-style-name="Bad" calcext:value="=&quot;X&quot;" calcext:base-cell-address="HTTPS.A4"/>
            <calcext:condition calcext:apply-style-name="Neutral" calcext:value="=&quot;I&quot;" calcext:base-cell-address="HTTPS.A4"/>
            <calcext:condition calcext:apply-style-name="Error" calcext:value="begins-with(&quot;error&quot;)" calcext:base-cell-address="HTTPS.A4"/>
            <calcext:condition calcext:apply-style-name="Error" calcext:value="begins-with(&quot;no&quot;)" calcext:base-cell-address="HTTPS.A4"/>
            <calcext:condition calcext:apply-style-name="Good" calcext:value="begins-with(&quot;yes&quot;)" calcext:base-cell-address="HTTPS.A4"/>
            <calcext:condition calcext:apply-style-name="Light Blue" calcext:value="=&quot;...&quot;" calcext:base-cell-address="HTTPS.A4"/>
          </calcext:conditional-format>
        </calcext:conditional-formats>
      </table:table>
      <table:named-expressions/>
      <table:database-ranges>
        <table:database-range table:name="__Anonymous_Sheet_DB__0" table:target-range-address="HTTP.A4:HTTP.AW730">
          <table:sort>
            <table:sort-by table:field-number="1" table:data-type="automatic"/>
          </table:sort>
        </table:database-range>
        <table:database-range table:name="__Anonymous_Sheet_DB__1" table:target-range-address="HTTPS.A4:HTTPS.AW10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Light_20_Blue" style:display-name="Light Blue" style:family="table-cell" style:parent-style-name="Default">
      <style:table-cell-properties fo:background-color="#b4c7d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11:14:57.976673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3T13:46:39.905648582</meta:creation-date>
    <dc:date>2020-05-06T12:16:20.347433493</dc:date>
    <meta:editing-duration>PT10H40M21S</meta:editing-duration>
    <meta:editing-cycles>20</meta:editing-cycles>
    <meta:generator>LibreOffice/6.3.5.2$Linux_X86_64 LibreOffice_project/30$Build-2</meta:generator>
    <meta:document-statistic meta:table-count="2" meta:cell-count="40788" meta:object-count="0"/>
  </office:meta>
</office:document-meta>
</file>